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1.979cm"/>
    </style:style>
    <style:style style:name="co3" style:family="table-column">
      <style:table-column-properties fo:break-before="auto" style:column-width="2.616cm"/>
    </style:style>
    <style:style style:name="co4" style:family="table-column">
      <style:table-column-properties fo:break-before="auto" style:column-width="3.62cm"/>
    </style:style>
    <style:style style:name="co5" style:family="table-column">
      <style:table-column-properties fo:break-before="auto" style:column-width="3.044cm"/>
    </style:style>
    <style:style style:name="co6" style:family="table-column">
      <style:table-column-properties fo:break-before="auto" style:column-width="1.61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297cm"/>
    </style:style>
    <style:style style:name="co9" style:family="table-column">
      <style:table-column-properties fo:break-before="auto" style:column-width="3.154cm"/>
    </style:style>
    <style:style style:name="co10" style:family="table-column">
      <style:table-column-properties fo:break-before="auto" style:column-width="3.082cm"/>
    </style:style>
    <style:style style:name="co11" style:family="table-column">
      <style:table-column-properties fo:break-before="auto" style:column-width="3.224cm"/>
    </style:style>
    <style:style style:name="co12" style:family="table-column">
      <style:table-column-properties fo:break-before="auto" style:column-width="2.508cm"/>
    </style:style>
    <style:style style:name="co13" style:family="table-column">
      <style:table-column-properties fo:break-before="auto" style:column-width="2.866cm"/>
    </style:style>
    <style:style style:name="co14" style:family="table-column">
      <style:table-column-properties fo:break-before="auto" style:column-width="3.44cm"/>
    </style:style>
    <style:style style:name="co15" style:family="table-column">
      <style:table-column-properties fo:break-before="auto" style:column-width="2.621cm"/>
    </style:style>
    <style:style style:name="co16" style:family="table-column">
      <style:table-column-properties fo:break-before="auto" style:column-width="2.796cm"/>
    </style:style>
    <style:style style:name="co17" style:family="table-column">
      <style:table-column-properties fo:break-before="auto" style:column-width="3.367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0.894cm"/>
    </style:style>
    <style:style style:name="co20" style:family="table-column">
      <style:table-column-properties fo:break-before="auto" style:column-width="0.681cm"/>
    </style:style>
    <style:style style:name="co21" style:family="table-column">
      <style:table-column-properties fo:break-before="auto" style:column-width="0.646cm"/>
    </style:style>
    <style:style style:name="co22" style:family="table-column">
      <style:table-column-properties fo:break-before="auto" style:column-width="2.581cm"/>
    </style:style>
    <style:style style:name="co23" style:family="table-column">
      <style:table-column-properties fo:break-before="auto" style:column-width="1.863cm"/>
    </style:style>
    <style:style style:name="co24" style:family="table-column">
      <style:table-column-properties fo:break-before="auto" style:column-width="2.078cm"/>
    </style:style>
    <style:style style:name="co25" style:family="table-column">
      <style:table-column-properties fo:break-before="auto" style:column-width="2.365cm"/>
    </style:style>
    <style:style style:name="co26" style:family="table-column">
      <style:table-column-properties fo:break-before="auto" style:column-width="0.71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PageStyle_5f_THIN_5f_core">
      <style:table-properties table:display="true" style:writing-mode="lr-tb"/>
    </style:style>
    <style:style style:name="ta2" style:family="table" style:master-page-name="PageStyle_5f_THIN_5f_soc">
      <style:table-properties table:display="true" style:writing-mode="lr-tb"/>
    </style:style>
    <style:style style:name="ta3" style:family="table" style:master-page-name="PageStyle_5f_THIN_5f_node">
      <style:table-properties table:display="true" style:writing-mode="lr-tb"/>
    </style:style>
    <style:style style:name="ta4" style:family="table" style:master-page-name="PageStyle_5f_GPU_5f_soc">
      <style:table-properties table:display="true" style:writing-mode="lr-tb"/>
    </style:style>
    <style:style style:name="ta5" style:family="table" style:master-page-name="PageStyle_5f_GPU_5f_cor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2e75b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2e75b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</style:style>
    <style:style style:name="ce6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</style:style>
    <style:style style:name="ce7" style:family="table-cell" style:parent-style-name="Default">
      <style:table-cell-properties fo:border-bottom="1.76pt solid #000000" fo:background-color="#2e75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order-bottom="none" fo:background-color="#fff2cc" style:diagonal-bl-tr="none" style:diagonal-tl-br="none" fo:border-left="0.74pt solid #000000" fo:border-right="0.74pt solid #000000" style:rotation-align="none" fo:border-top="none"/>
    </style:style>
    <style:style style:name="ce9" style:family="table-cell" style:parent-style-name="Default">
      <style:table-cell-properties fo:border-bottom="none" fo:background-color="#fbe5d6" style:diagonal-bl-tr="none" style:diagonal-tl-br="none" fo:border-left="0.74pt solid #000000" fo:border-right="0.74pt solid #000000" style:rotation-align="none" fo:border-top="none"/>
    </style:style>
    <style:style style:name="ce10" style:family="table-cell" style:parent-style-name="Default">
      <style:table-cell-properties fo:border-bottom="none" fo:background-color="#e2f0d9" style:diagonal-bl-tr="none" style:diagonal-tl-br="none" fo:border-left="0.74pt solid #000000" fo:border-right="0.74pt solid #000000" style:rotation-align="none" fo:border-top="none"/>
    </style:style>
    <style:style style:name="ce11" style:family="table-cell" style:parent-style-name="Default">
      <style:table-cell-properties fo:border-bottom="0.74pt solid #000000" fo:background-color="#e2f0d9" style:diagonal-bl-tr="none" style:diagonal-tl-br="none" fo:border-left="0.74pt solid #000000" fo:border-right="0.74pt solid #000000" style:rotation-align="none" fo:border-top="none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2e75b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2e75b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6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</style:style>
    <style:style style:name="ce17" style:family="table-cell" style:parent-style-name="Default">
      <style:table-cell-properties fo:border-bottom="none" fo:background-color="#fff2cc" style:diagonal-bl-tr="none" style:diagonal-tl-br="none" fo:border-left="0.74pt solid #000000" fo:border-right="none" style:rotation-align="none" fo:border-top="none"/>
    </style:style>
    <style:style style:name="ce18" style:family="table-cell" style:parent-style-name="Default">
      <style:table-cell-properties fo:border-bottom="none" fo:background-color="#fbe5d6" style:diagonal-bl-tr="none" style:diagonal-tl-br="none" fo:border-left="0.74pt solid #000000" fo:border-right="none" style:rotation-align="none" fo:border-top="none"/>
    </style:style>
    <style:style style:name="ce19" style:family="table-cell" style:parent-style-name="Default">
      <style:table-cell-properties fo:border-bottom="none" fo:background-color="#e2f0d9" style:diagonal-bl-tr="none" style:diagonal-tl-br="none" fo:border-left="0.74pt solid #000000" fo:border-right="none" style:rotation-align="none" fo:border-top="none"/>
    </style:style>
    <style:style style:name="ce20" style:family="table-cell" style:parent-style-name="Default">
      <style:table-cell-properties fo:border-bottom="0.74pt solid #000000" fo:background-color="#e2f0d9" style:diagonal-bl-tr="none" style:diagonal-tl-br="none" fo:border-left="0.74pt solid #000000" fo:border-right="none" style:rotation-align="none" fo:border-top="none"/>
    </style:style>
    <style:style style:name="ce21" style:family="table-cell" style:parent-style-name="Default">
      <style:table-cell-properties fo:background-color="transparent" style:rotation-align="none"/>
    </style:style>
    <style:style style:name="ce22" style:family="table-cell" style:parent-style-name="Default" style:data-style-name="N144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23" style:family="table-cell" style:parent-style-name="Default" style:data-style-name="N144">
      <style:table-cell-properties fo:border-bottom="none" fo:background-color="#fff2cc" style:diagonal-bl-tr="none" style:diagonal-tl-br="none" fo:border-left="0.74pt solid #000000" fo:border-right="0.74pt solid #000000" style:rotation-align="none" fo:border-top="none"/>
    </style:style>
    <style:style style:name="ce24" style:family="table-cell" style:parent-style-name="Default" style:data-style-name="N144">
      <style:table-cell-properties fo:border-bottom="none" fo:background-color="#fbe5d6" style:diagonal-bl-tr="none" style:diagonal-tl-br="none" fo:border-left="0.74pt solid #000000" fo:border-right="0.74pt solid #000000" style:rotation-align="none" fo:border-top="none"/>
    </style:style>
    <style:style style:name="ce25" style:family="table-cell" style:parent-style-name="Default" style:data-style-name="N144">
      <style:table-cell-properties fo:border-bottom="none" fo:background-color="#e2f0d9" style:diagonal-bl-tr="none" style:diagonal-tl-br="none" fo:border-left="0.74pt solid #000000" fo:border-right="0.74pt solid #000000" style:rotation-align="none" fo:border-top="none"/>
    </style:style>
    <style:style style:name="ce26" style:family="table-cell" style:parent-style-name="Default" style:data-style-name="N144">
      <style:table-cell-properties fo:border-bottom="0.74pt solid #000000" fo:background-color="#e2f0d9" style:diagonal-bl-tr="none" style:diagonal-tl-br="none" fo:border-left="0.74pt solid #000000" fo:border-right="0.74pt solid #000000" style:rotation-align="none" fo:border-top="none"/>
    </style:style>
    <style:style style:name="ce27" style:family="table-cell" style:parent-style-name="Default" style:data-style-name="N146">
      <style:table-cell-properties fo:border-bottom="none" fo:background-color="#fff2cc" style:diagonal-bl-tr="none" style:diagonal-tl-br="none" fo:border-left="0.74pt solid #000000" fo:border-right="0.74pt solid #000000" style:rotation-align="none" fo:border-top="none"/>
    </style:style>
    <style:style style:name="ce28" style:family="table-cell" style:parent-style-name="Default" style:data-style-name="N146">
      <style:table-cell-properties fo:border-bottom="none" fo:background-color="#fbe5d6" style:diagonal-bl-tr="none" style:diagonal-tl-br="none" fo:border-left="0.74pt solid #000000" fo:border-right="0.74pt solid #000000" style:rotation-align="none" fo:border-top="none"/>
    </style:style>
    <style:style style:name="ce29" style:family="table-cell" style:parent-style-name="Default" style:data-style-name="N146">
      <style:table-cell-properties fo:border-bottom="none" fo:background-color="#e2f0d9" style:diagonal-bl-tr="none" style:diagonal-tl-br="none" fo:border-left="0.74pt solid #000000" fo:border-right="0.74pt solid #000000" style:rotation-align="none" fo:border-top="none"/>
    </style:style>
    <style:style style:name="ce30" style:family="table-cell" style:parent-style-name="Default" style:data-style-name="N146">
      <style:table-cell-properties fo:border-bottom="0.74pt solid #000000" fo:background-color="#e2f0d9" style:diagonal-bl-tr="none" style:diagonal-tl-br="none" fo:border-left="0.74pt solid #000000" fo:border-right="0.74pt solid #000000" style:rotation-align="none" fo:border-top="none"/>
    </style:style>
    <style:style style:name="ce31" style:family="table-cell" style:parent-style-name="Default" style:data-style-name="N1">
      <style:table-cell-properties fo:border-bottom="none" fo:background-color="#ffffff" style:diagonal-bl-tr="none" style:diagonal-tl-br="none" fo:border-left="none" fo:border-right="0.74pt solid #000000" style:rotation-align="none" fo:border-top="none"/>
    </style:style>
    <style:style style:name="ce32" style:family="table-cell" style:parent-style-name="Default" style:data-style-name="N1">
      <style:table-cell-properties fo:border-bottom="none" fo:background-color="#fff2cc" style:diagonal-bl-tr="none" style:diagonal-tl-br="none" fo:border-left="none" fo:border-right="0.74pt solid #000000" style:rotation-align="none" fo:border-top="none"/>
    </style:style>
    <style:style style:name="ce33" style:family="table-cell" style:parent-style-name="Default" style:data-style-name="N1">
      <style:table-cell-properties fo:border-bottom="none" fo:background-color="#fbe5d6" style:diagonal-bl-tr="none" style:diagonal-tl-br="none" fo:border-left="none" fo:border-right="0.74pt solid #000000" style:rotation-align="none" fo:border-top="none"/>
    </style:style>
    <style:style style:name="ce34" style:family="table-cell" style:parent-style-name="Default" style:data-style-name="N1">
      <style:table-cell-properties fo:border-bottom="none" fo:background-color="#e2f0d9" style:diagonal-bl-tr="none" style:diagonal-tl-br="none" fo:border-left="none" fo:border-right="0.74pt solid #000000" style:rotation-align="none" fo:border-top="none"/>
    </style:style>
    <style:style style:name="ce35" style:family="table-cell" style:parent-style-name="Default" style:data-style-name="N1">
      <style:table-cell-properties fo:border-bottom="0.74pt solid #000000" fo:background-color="#e2f0d9" style:diagonal-bl-tr="none" style:diagonal-tl-br="none" fo:border-left="none" fo:border-right="0.74pt solid #000000" style:rotation-align="none" fo:border-top="none"/>
    </style:style>
    <style:style style:name="ce36" style:family="table-cell" style:parent-style-name="Default" style:data-style-name="N147">
      <style:table-cell-properties style:diagonal-bl-tr="none" style:diagonal-tl-br="none" fo:border="none" style:rotation-align="none"/>
    </style:style>
    <style:style style:name="ce37" style:family="table-cell" style:parent-style-name="Default" style:data-style-name="N147">
      <style:table-cell-properties fo:background-color="#fff2cc" style:diagonal-bl-tr="none" style:diagonal-tl-br="none" fo:border="none" style:rotation-align="none"/>
    </style:style>
    <style:style style:name="ce38" style:family="table-cell" style:parent-style-name="Default" style:data-style-name="N147">
      <style:table-cell-properties fo:background-color="#fbe5d6" style:diagonal-bl-tr="none" style:diagonal-tl-br="none" fo:border="none" style:rotation-align="none"/>
    </style:style>
    <style:style style:name="ce39" style:family="table-cell" style:parent-style-name="Default" style:data-style-name="N147">
      <style:table-cell-properties fo:background-color="#e2f0d9" style:diagonal-bl-tr="none" style:diagonal-tl-br="none" fo:border="none" style:rotation-align="none"/>
    </style:style>
    <style:style style:name="ce40" style:family="table-cell" style:parent-style-name="Default" style:data-style-name="N147">
      <style:table-cell-properties fo:border-bottom="0.74pt solid #000000" fo:background-color="#e2f0d9" style:diagonal-bl-tr="none" style:diagonal-tl-br="none" fo:border-left="none" fo:border-right="none" style:rotation-align="none" fo:border-top="none"/>
    </style:style>
    <style:style style:name="ce41" style:family="table-cell" style:parent-style-name="Default" style:data-style-name="N147">
      <style:table-cell-properties fo:border-bottom="none" fo:background-color="#ffffff" style:diagonal-bl-tr="none" style:diagonal-tl-br="none" fo:border-left="0.74pt solid #000000" fo:border-right="none" style:rotation-align="none" fo:border-top="none"/>
    </style:style>
    <style:style style:name="ce42" style:family="table-cell" style:parent-style-name="Default" style:data-style-name="N147">
      <style:table-cell-properties fo:border-bottom="none" fo:background-color="#fff2cc" style:diagonal-bl-tr="none" style:diagonal-tl-br="none" fo:border-left="0.74pt solid #000000" fo:border-right="none" style:rotation-align="none" fo:border-top="none"/>
    </style:style>
    <style:style style:name="ce43" style:family="table-cell" style:parent-style-name="Default" style:data-style-name="N147">
      <style:table-cell-properties fo:border-bottom="none" fo:background-color="#fbe5d6" style:diagonal-bl-tr="none" style:diagonal-tl-br="none" fo:border-left="0.74pt solid #000000" fo:border-right="none" style:rotation-align="none" fo:border-top="none"/>
    </style:style>
    <style:style style:name="ce44" style:family="table-cell" style:parent-style-name="Default" style:data-style-name="N147">
      <style:table-cell-properties fo:border-bottom="none" fo:background-color="#e2f0d9" style:diagonal-bl-tr="none" style:diagonal-tl-br="none" fo:border-left="0.74pt solid #000000" fo:border-right="none" style:rotation-align="none" fo:border-top="none"/>
    </style:style>
    <style:style style:name="ce45" style:family="table-cell" style:parent-style-name="Default" style:data-style-name="N147">
      <style:table-cell-properties fo:border-bottom="0.74pt solid #000000" fo:background-color="#e2f0d9" style:diagonal-bl-tr="none" style:diagonal-tl-br="none" fo:border-left="0.74pt solid #000000" fo:border-right="none" style:rotation-align="none" fo:border-top="none"/>
    </style:style>
    <style:style style:name="ce46" style:family="table-cell" style:parent-style-name="Default" style:data-style-name="N1">
      <style:table-cell-properties style:rotation-align="none"/>
    </style:style>
    <style:style style:name="ce47" style:family="table-cell" style:parent-style-name="Default">
      <style:table-cell-properties fo:border-bottom="none" fo:background-color="#2e75b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49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1.76pt solid #000000"/>
    </style:style>
    <style:style style:name="ce50" style:family="table-cell" style:parent-style-name="Default">
      <style:table-cell-properties fo:border-bottom="none" fo:background-color="#fff2cc" style:diagonal-bl-tr="none" style:diagonal-tl-br="none" fo:border-left="none" fo:border-right="0.74pt solid #000000" style:rotation-align="none" fo:border-top="none"/>
    </style:style>
    <style:style style:name="ce51" style:family="table-cell" style:parent-style-name="Default">
      <style:table-cell-properties fo:border-bottom="none" fo:background-color="#fbe5d6" style:diagonal-bl-tr="none" style:diagonal-tl-br="none" fo:border-left="none" fo:border-right="0.74pt solid #000000" style:rotation-align="none" fo:border-top="none"/>
    </style:style>
    <style:style style:name="ce52" style:family="table-cell" style:parent-style-name="Default">
      <style:table-cell-properties fo:border-bottom="none" fo:background-color="#e2f0d9" style:diagonal-bl-tr="none" style:diagonal-tl-br="none" fo:border-left="none" fo:border-right="0.74pt solid #000000" style:rotation-align="none" fo:border-top="none"/>
    </style:style>
    <style:style style:name="ce53" style:family="table-cell" style:parent-style-name="Default">
      <style:table-cell-properties fo:border-bottom="0.74pt solid #000000" fo:background-color="#e2f0d9" style:diagonal-bl-tr="none" style:diagonal-tl-br="none" fo:border-left="none" fo:border-right="0.74pt solid #000000" style:rotation-align="none" fo:border-top="none"/>
    </style:style>
    <style:style style:name="ce54" style:family="table-cell" style:parent-style-name="Default">
      <style:table-cell-properties fo:border-bottom="1.76pt solid #000000" fo:background-color="#2e75b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1.76pt solid #000000"/>
    </style:style>
    <style:style style:name="ce56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1.76pt solid #000000"/>
    </style:style>
    <style:style style:name="ce57" style:family="table-cell" style:parent-style-name="Default" style:data-style-name="N145">
      <style:table-cell-properties fo:border-bottom="none" fo:background-color="#ffffff" style:diagonal-bl-tr="none" style:diagonal-tl-br="none" fo:border-left="0.74pt solid #000000" fo:border-right="0.74pt solid #000000" style:rotation-align="none" fo:border-top="1.76pt solid #000000"/>
    </style:style>
    <style:style style:name="ce58" style:family="table-cell" style:parent-style-name="Default" style:data-style-name="N145">
      <style:table-cell-properties fo:border-bottom="none" fo:background-color="#fff2cc" style:diagonal-bl-tr="none" style:diagonal-tl-br="none" fo:border-left="0.74pt solid #000000" fo:border-right="0.74pt solid #000000" style:rotation-align="none" fo:border-top="none"/>
    </style:style>
    <style:style style:name="ce59" style:family="table-cell" style:parent-style-name="Default" style:data-style-name="N145">
      <style:table-cell-properties fo:border-bottom="none" fo:background-color="#fbe5d6" style:diagonal-bl-tr="none" style:diagonal-tl-br="none" fo:border-left="0.74pt solid #000000" fo:border-right="0.74pt solid #000000" style:rotation-align="none" fo:border-top="none"/>
    </style:style>
    <style:style style:name="ce60" style:family="table-cell" style:parent-style-name="Default" style:data-style-name="N145">
      <style:table-cell-properties fo:border-bottom="none" fo:background-color="#e2f0d9" style:diagonal-bl-tr="none" style:diagonal-tl-br="none" fo:border-left="0.74pt solid #000000" fo:border-right="0.74pt solid #000000" style:rotation-align="none" fo:border-top="none"/>
    </style:style>
    <style:style style:name="ce61" style:family="table-cell" style:parent-style-name="Default" style:data-style-name="N145">
      <style:table-cell-properties fo:border-bottom="0.74pt solid #000000" fo:background-color="#e2f0d9" style:diagonal-bl-tr="none" style:diagonal-tl-br="none" fo:border-left="0.74pt solid #000000" fo:border-right="0.74pt solid #000000" style:rotation-align="none" fo:border-top="none"/>
    </style:style>
    <style:style style:name="ce62" style:family="table-cell" style:parent-style-name="Default">
      <style:table-cell-properties fo:border-bottom="1.76pt solid #000000" fo:background-color="#2e75b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1">
      <style:table-cell-properties fo:border-bottom="none" fo:background-color="#ffffff" style:diagonal-bl-tr="none" style:diagonal-tl-br="none" fo:border-left="none" fo:border-right="0.74pt solid #000000" style:rotation-align="none" fo:border-top="1.76pt solid #000000"/>
    </style:style>
    <style:style style:name="ce64" style:family="table-cell" style:parent-style-name="Default" style:data-style-name="N147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65" style:family="table-cell" style:parent-style-name="Default" style:data-style-name="N147">
      <style:table-cell-properties fo:border-bottom="none" fo:background-color="#ffffff" style:diagonal-bl-tr="none" style:diagonal-tl-br="none" fo:border-left="0.74pt solid #000000" fo:border-right="0.74pt solid #000000" style:rotation-align="none" fo:border-top="1.76pt solid #000000"/>
    </style:style>
    <style:style style:name="ce66" style:family="table-cell" style:parent-style-name="Default" style:data-style-name="N147">
      <style:table-cell-properties fo:border-bottom="none" fo:background-color="#fff2cc" style:diagonal-bl-tr="none" style:diagonal-tl-br="none" fo:border-left="0.74pt solid #000000" fo:border-right="0.74pt solid #000000" style:rotation-align="none" fo:border-top="none"/>
    </style:style>
    <style:style style:name="ce67" style:family="table-cell" style:parent-style-name="Default" style:data-style-name="N147">
      <style:table-cell-properties fo:border-bottom="none" fo:background-color="#fbe5d6" style:diagonal-bl-tr="none" style:diagonal-tl-br="none" fo:border-left="0.74pt solid #000000" fo:border-right="0.74pt solid #000000" style:rotation-align="none" fo:border-top="none"/>
    </style:style>
    <style:style style:name="ce68" style:family="table-cell" style:parent-style-name="Default" style:data-style-name="N147">
      <style:table-cell-properties fo:border-bottom="none" fo:background-color="#e2f0d9" style:diagonal-bl-tr="none" style:diagonal-tl-br="none" fo:border-left="0.74pt solid #000000" fo:border-right="0.74pt solid #000000" style:rotation-align="none" fo:border-top="none"/>
    </style:style>
    <style:style style:name="ce69" style:family="table-cell" style:parent-style-name="Default" style:data-style-name="N147">
      <style:table-cell-properties fo:border-bottom="0.74pt solid #000000" fo:background-color="#e2f0d9" style:diagonal-bl-tr="none" style:diagonal-tl-br="none" fo:border-left="0.74pt solid #000000" fo:border-right="0.74pt solid #000000" style:rotation-align="none" fo:border-top="none"/>
    </style:style>
    <style:style style:name="ce70" style:family="table-cell" style:parent-style-name="Default">
      <style:table-cell-properties fo:border-bottom="none" fo:background-color="#2e75b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Default">
      <style:table-cell-properties fo:border-bottom="none" fo:background-color="#deebf7" style:diagonal-bl-tr="none" style:diagonal-tl-br="none" fo:border-left="none" fo:border-right="0.74pt solid #000000" style:rotation-align="none" fo:border-top="none"/>
    </style:style>
    <style:style style:name="ce72" style:family="table-cell" style:parent-style-name="Default">
      <style:table-cell-properties fo:border-bottom="none" fo:background-color="#f2f2f2" style:diagonal-bl-tr="none" style:diagonal-tl-br="none" fo:border-left="none" fo:border-right="0.74pt solid #000000" style:rotation-align="none" fo:border-top="none"/>
    </style:style>
    <style:style style:name="ce73" style:family="table-cell" style:parent-style-name="Default">
      <style:table-cell-properties fo:border-bottom="0.74pt solid #000000" fo:background-color="#f2f2f2" style:diagonal-bl-tr="none" style:diagonal-tl-br="none" fo:border-left="none" fo:border-right="0.74pt solid #000000" style:rotation-align="none" fo:border-top="none"/>
    </style:style>
    <style:style style:name="ce74" style:family="table-cell" style:parent-style-name="Default" style:data-style-name="N143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75" style:family="table-cell" style:parent-style-name="Default">
      <style:table-cell-properties fo:border-bottom="none" fo:background-color="#deebf7" style:diagonal-bl-tr="none" style:diagonal-tl-br="none" fo:border-left="0.74pt solid #000000" fo:border-right="0.74pt solid #000000" style:rotation-align="none" fo:border-top="none"/>
    </style:style>
    <style:style style:name="ce76" style:family="table-cell" style:parent-style-name="Default">
      <style:table-cell-properties fo:border-bottom="none" fo:background-color="#f2f2f2" style:diagonal-bl-tr="none" style:diagonal-tl-br="none" fo:border-left="0.74pt solid #000000" fo:border-right="0.74pt solid #000000" style:rotation-align="none" fo:border-top="none"/>
    </style:style>
    <style:style style:name="ce77" style:family="table-cell" style:parent-style-name="Default">
      <style:table-cell-properties fo:border-bottom="0.74pt solid #000000" fo:background-color="#f2f2f2" style:diagonal-bl-tr="none" style:diagonal-tl-br="none" fo:border-left="0.74pt solid #000000" fo:border-right="0.74pt solid #000000" style:rotation-align="none" fo:border-top="none"/>
    </style:style>
    <style:style style:name="ce78" style:family="table-cell" style:parent-style-name="Default">
      <style:table-cell-properties fo:border-bottom="none" fo:background-color="#deebf7" style:diagonal-bl-tr="none" style:diagonal-tl-br="none" fo:border-left="0.74pt solid #000000" fo:border-right="none" style:rotation-align="none" fo:border-top="none"/>
    </style:style>
    <style:style style:name="ce79" style:family="table-cell" style:parent-style-name="Default">
      <style:table-cell-properties fo:border-bottom="none" fo:background-color="#f2f2f2" style:diagonal-bl-tr="none" style:diagonal-tl-br="none" fo:border-left="0.74pt solid #000000" fo:border-right="none" style:rotation-align="none" fo:border-top="none"/>
    </style:style>
    <style:style style:name="ce80" style:family="table-cell" style:parent-style-name="Default">
      <style:table-cell-properties fo:border-bottom="0.74pt solid #000000" fo:background-color="#f2f2f2" style:diagonal-bl-tr="none" style:diagonal-tl-br="none" fo:border-left="0.74pt solid #000000" fo:border-right="none" style:rotation-align="none" fo:border-top="none"/>
    </style:style>
    <style:style style:name="ce81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1.76pt solid #000000"/>
    </style:style>
    <style:style style:name="ce82" style:family="table-cell" style:parent-style-name="Default" style:data-style-name="N1">
      <style:table-cell-properties fo:border-bottom="none" fo:background-color="#e2f0d9" style:diagonal-bl-tr="none" style:diagonal-tl-br="none" fo:border-left="0.74pt solid #000000" fo:border-right="0.74pt solid #000000" style:rotation-align="none" fo:border-top="none"/>
    </style:style>
    <style:style style:name="ce83" style:family="table-cell" style:parent-style-name="Default" style:data-style-name="N1">
      <style:table-cell-properties fo:border-bottom="none" fo:background-color="#deebf7" style:diagonal-bl-tr="none" style:diagonal-tl-br="none" fo:border-left="0.74pt solid #000000" fo:border-right="0.74pt solid #000000" style:rotation-align="none" fo:border-top="none"/>
    </style:style>
    <style:style style:name="ce84" style:family="table-cell" style:parent-style-name="Default" style:data-style-name="N1">
      <style:table-cell-properties fo:border-bottom="none" fo:background-color="#ededed" style:diagonal-bl-tr="none" style:diagonal-tl-br="none" fo:border-left="0.74pt solid #000000" fo:border-right="0.74pt solid #000000" style:rotation-align="none" fo:border-top="none"/>
    </style:style>
    <style:style style:name="ce85" style:family="table-cell" style:parent-style-name="Default" style:data-style-name="N1">
      <style:table-cell-properties fo:border-bottom="0.74pt solid #000000" fo:background-color="#ededed" style:diagonal-bl-tr="none" style:diagonal-tl-br="none" fo:border-left="0.74pt solid #000000" fo:border-right="0.74pt solid #000000" style:rotation-align="none" fo:border-top="none"/>
    </style:style>
    <style:style style:name="ce86" style:family="table-cell" style:parent-style-name="Default" style:data-style-name="N146">
      <style:table-cell-properties fo:border-bottom="none" fo:background-color="#deebf7" style:diagonal-bl-tr="none" style:diagonal-tl-br="none" fo:border-left="0.74pt solid #000000" fo:border-right="0.74pt solid #000000" style:rotation-align="none" fo:border-top="none"/>
    </style:style>
    <style:style style:name="ce87" style:family="table-cell" style:parent-style-name="Default" style:data-style-name="N146">
      <style:table-cell-properties fo:border-bottom="none" fo:background-color="#f2f2f2" style:diagonal-bl-tr="none" style:diagonal-tl-br="none" fo:border-left="0.74pt solid #000000" fo:border-right="0.74pt solid #000000" style:rotation-align="none" fo:border-top="none"/>
    </style:style>
    <style:style style:name="ce88" style:family="table-cell" style:parent-style-name="Default" style:data-style-name="N146">
      <style:table-cell-properties fo:border-bottom="0.74pt solid #000000" fo:background-color="#f2f2f2" style:diagonal-bl-tr="none" style:diagonal-tl-br="none" fo:border-left="0.74pt solid #000000" fo:border-right="0.74pt solid #000000" style:rotation-align="none" fo:border-top="none"/>
    </style:style>
    <style:style style:name="ce89" style:family="table-cell" style:parent-style-name="Default" style:data-style-name="N1">
      <style:table-cell-properties fo:border-bottom="none" fo:background-color="#deebf7" style:diagonal-bl-tr="none" style:diagonal-tl-br="none" fo:border-left="none" fo:border-right="0.74pt solid #000000" style:rotation-align="none" fo:border-top="none"/>
    </style:style>
    <style:style style:name="ce90" style:family="table-cell" style:parent-style-name="Default" style:data-style-name="N1">
      <style:table-cell-properties fo:border-bottom="none" fo:background-color="#f2f2f2" style:diagonal-bl-tr="none" style:diagonal-tl-br="none" fo:border-left="none" fo:border-right="0.74pt solid #000000" style:rotation-align="none" fo:border-top="none"/>
    </style:style>
    <style:style style:name="ce91" style:family="table-cell" style:parent-style-name="Default" style:data-style-name="N1">
      <style:table-cell-properties fo:border-bottom="0.74pt solid #000000" fo:background-color="#f2f2f2" style:diagonal-bl-tr="none" style:diagonal-tl-br="none" fo:border-left="none" fo:border-right="0.74pt solid #000000" style:rotation-align="none" fo:border-top="none"/>
    </style:style>
    <style:style style:name="ce92" style:family="table-cell" style:parent-style-name="Default" style:data-style-name="N147">
      <style:table-cell-properties fo:background-color="#deebf7" style:diagonal-bl-tr="none" style:diagonal-tl-br="none" fo:border="none" style:rotation-align="none"/>
    </style:style>
    <style:style style:name="ce93" style:family="table-cell" style:parent-style-name="Default" style:data-style-name="N147">
      <style:table-cell-properties fo:background-color="#f2f2f2" style:diagonal-bl-tr="none" style:diagonal-tl-br="none" fo:border="none" style:rotation-align="none"/>
    </style:style>
    <style:style style:name="ce94" style:family="table-cell" style:parent-style-name="Default" style:data-style-name="N147">
      <style:table-cell-properties fo:border-bottom="0.74pt solid #000000" fo:background-color="#f2f2f2" style:diagonal-bl-tr="none" style:diagonal-tl-br="none" fo:border-left="none" fo:border-right="none" style:rotation-align="none" fo:border-top="none"/>
    </style:style>
    <style:style style:name="ce95" style:family="table-cell" style:parent-style-name="Default" style:data-style-name="N147">
      <style:table-cell-properties style:rotation-align="none"/>
    </style:style>
    <style:style style:name="ce96" style:family="table-cell" style:parent-style-name="Default" style:data-style-name="N147">
      <style:table-cell-properties fo:border-bottom="none" fo:background-color="#ffffff" style:diagonal-bl-tr="none" style:diagonal-tl-br="none" fo:border-left="0.74pt solid #000000" fo:border-right="none" style:rotation-align="none" fo:border-top="1.76pt solid #000000"/>
    </style:style>
    <style:style style:name="ce97" style:family="table-cell" style:parent-style-name="Default" style:data-style-name="N147">
      <style:table-cell-properties fo:border-bottom="none" fo:background-color="#deebf7" style:diagonal-bl-tr="none" style:diagonal-tl-br="none" fo:border-left="0.74pt solid #000000" fo:border-right="none" style:rotation-align="none" fo:border-top="none"/>
    </style:style>
    <style:style style:name="ce98" style:family="table-cell" style:parent-style-name="Default" style:data-style-name="N147">
      <style:table-cell-properties fo:border-bottom="none" fo:background-color="#f2f2f2" style:diagonal-bl-tr="none" style:diagonal-tl-br="none" fo:border-left="0.74pt solid #000000" fo:border-right="none" style:rotation-align="none" fo:border-top="none"/>
    </style:style>
    <style:style style:name="ce99" style:family="table-cell" style:parent-style-name="Default" style:data-style-name="N147">
      <style:table-cell-properties fo:border-bottom="0.74pt solid #000000" fo:background-color="#f2f2f2" style:diagonal-bl-tr="none" style:diagonal-tl-br="none" fo:border-left="0.74pt solid #000000" fo:border-right="none" style:rotation-align="none" fo:border-top="none"/>
    </style:style>
    <style:style style:name="ce100" style:family="table-cell" style:parent-style-name="Default" style:data-style-name="N142">
      <style:table-cell-properties style:rotation-align="none"/>
    </style:style>
    <style:style style:name="ce101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IN_co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1" table:default-cell-style-name="Default"/>
        <table:table-row table:style-name="ro1">
          <table:table-cell table:number-columns-repeated="3"/>
          <table:table-cell table:style-name="ce12" office:value-type="string" calcext:value-type="string">
            <text:p>PINGPING on THIN</text:p>
          </table:table-cell>
          <table:table-cell table:number-columns-repeated="60"/>
        </table:table-row>
        <table:table-row table:style-name="ro2">
          <table:table-cell/>
          <table:table-cell table:style-name="ce1" office:value-type="string" calcext:value-type="string">
            <text:p>L</text:p>
          </table:table-cell>
          <table:table-cell office:value-type="string" calcext:value-type="string">
            <text:p>RAM GB</text:p>
          </table:table-cell>
          <table:table-cell table:style-name="ce13" office:value-type="string" calcext:value-type="string">
            <text:p>Lat_core[us]</text:p>
          </table:table-cell>
          <table:table-cell table:style-name="ce14" office:value-type="string" calcext:value-type="string">
            <text:p>B_core[MB/s]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float" office:value="700" calcext:value-type="float">
            <text:p>700</text:p>
          </table:table-cell>
          <table:table-cell table:formula="of:=([.B3])^(3)*8*2*48/(1024)^3" office:value-type="float" office:value="245.332717895508" calcext:value-type="float">
            <text:p>245,332717895508</text:p>
          </table:table-cell>
          <table:table-cell table:style-name="ce2" office:value-type="float" office:value="0.222" calcext:value-type="float">
            <text:p>0,222</text:p>
          </table:table-cell>
          <table:table-cell table:style-name="ce15" table:formula="of:=6372.991" office:value-type="float" office:value="6372.991" calcext:value-type="float">
            <text:p>6372,991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BY_CORE</text:p>
          </table:table-cell>
          <table:table-cell table:number-columns-repeated="12"/>
          <table:table-cell table:style-name="ce46"/>
          <table:table-cell table:number-columns-repeated="49"/>
        </table:table-row>
        <table:table-row table:style-name="ro2">
          <table:table-cell/>
          <table:table-cell table:style-name="ce4" office:value-type="string" calcext:value-type="string">
            <text:p>Ts(L)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x</text:p>
          </table:table-cell>
          <table:table-cell table:style-name="ce7" office:value-type="string" calcext:value-type="string">
            <text:p>Ny</text:p>
          </table:table-cell>
          <table:table-cell table:style-name="ce7" office:value-type="string" calcext:value-type="string">
            <text:p>Nz</text:p>
          </table:table-cell>
          <table:table-cell table:style-name="ce7" office:value-type="string" calcext:value-type="string">
            <text:p>k'</text:p>
          </table:table-cell>
          <table:table-cell table:style-name="ce7" office:value-type="string" calcext:value-type="string">
            <text:p>C(L,N) [MB]</text:p>
          </table:table-cell>
          <table:table-cell table:style-name="ce7" office:value-type="string" calcext:value-type="string">
            <text:p>Tc(L,N)</text:p>
          </table:table-cell>
          <table:table-cell table:style-name="ce7" office:value-type="string" calcext:value-type="string">
            <text:p>P(L,N)[LUPs] </text:p>
          </table:table-cell>
          <table:table-cell table:style-name="ce7" office:value-type="string" calcext:value-type="string">
            <text:p>P(L,N)[MLUPs] </text:p>
          </table:table-cell>
          <table:table-cell table:style-name="ce7" office:value-type="string" calcext:value-type="string">
            <text:p>P(1)*N/P(L,N) </text:p>
          </table:table-cell>
          <table:table-cell table:style-name="ce14" office:value-type="string" calcext:value-type="string">
            <text:p>data[MLUPs] </text:p>
          </table:table-cell>
          <table:table-cell table:style-name="ce14" office:value-type="string" calcext:value-type="string">
            <text:p>elapsed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0" calcext:value-type="float">
            <text:p>0,000</text:p>
          </table:table-cell>
          <table:table-cell table:style-name="ce5" office:value-type="float" office:value="0" calcext:value-type="float">
            <text:p>0</text:p>
          </table:table-cell>
          <table:table-cell table:style-name="ce31" table:formula="of:=(([.$B$3])^3*[.C8])/([.I8]+[.B8])" office:value-type="float" office:value="114715719.063545" calcext:value-type="float">
            <text:p>114715719</text:p>
          </table:table-cell>
          <table:table-cell table:style-name="ce36" table:formula="of:=[.J8]/(1000)^2" office:value-type="float" office:value="114.715719063545" calcext:value-type="float">
            <text:p>114,7157191</text:p>
          </table:table-cell>
          <table:table-cell table:style-name="ce41" table:formula="of:=([.$K$8]*[.C8])/[.K8]" office:value-type="float" office:value="1" calcext:value-type="float">
            <text:p>1,0000000</text:p>
          </table:table-cell>
          <table:table-cell office:value-type="float" office:value="112.2617202916" calcext:value-type="float">
            <text:p>112,2617202916</text:p>
          </table:table-cell>
          <table:table-cell office:value-type="float" office:value="54.26" calcext:value-type="float">
            <text:p>54,26</text:p>
          </table:table-cell>
          <table:table-cell table:number-columns-repeated="50"/>
        </table:table-row>
        <table:table-row table:style-name="ro1">
          <table:table-cell/>
          <table:table-cell table:style-name="ce5" table:formula="of:=[.B8]" office:value-type="float" office:value="2.99" calcext:value-type="float">
            <text:p>2,99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3" table:formula="of:=(([.$B$3])^(2)*[.G9]*8)/(1024^(2))" office:value-type="float" office:value="7.476806640625" calcext:value-type="float">
            <text:p>7,477</text:p>
          </table:table-cell>
          <table:table-cell table:style-name="ce27" table:formula="of:=([.H9]/([.$E$3]))+[.G9]*[.$D$3]*10^(-6)" office:value-type="float" office:value="0.00117364613391561" calcext:value-type="float">
            <text:p>0,00117</text:p>
          </table:table-cell>
          <table:table-cell table:style-name="ce32" table:formula="of:=(([.$B$3])^3*[.C9])/([.B9]+[.I9])" office:value-type="float" office:value="458682832.330148" calcext:value-type="float">
            <text:p>458682832</text:p>
          </table:table-cell>
          <table:table-cell table:style-name="ce37" table:formula="of:=[.J9]/(10)^6" office:value-type="float" office:value="458.682832330148" calcext:value-type="float">
            <text:p>458,6828323</text:p>
          </table:table-cell>
          <table:table-cell table:style-name="ce42" table:formula="of:=([.$K$8]*[.C9])/[.K9]" office:value-type="float" office:value="1.00039252379061" calcext:value-type="float">
            <text:p>1,0003925</text:p>
          </table:table-cell>
          <table:table-cell office:value-type="float" office:value="448.070820309699" calcext:value-type="float">
            <text:p>448,070820309699</text:p>
          </table:table-cell>
          <table:table-cell office:value-type="float" office:value="54.44" calcext:value-type="float">
            <text:p>54,44</text:p>
          </table:table-cell>
          <table:table-cell table:number-columns-repeated="50"/>
        </table:table-row>
        <table:table-row table:style-name="ro1">
          <table:table-cell/>
          <table:table-cell table:style-name="ce5" table:formula="of:=[.B9]" office:value-type="float" office:value="2.99" calcext:value-type="float">
            <text:p>2,99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3" table:formula="of:=(([.$B$3])^(2)*[.G10]*8)/(1024^(2))" office:value-type="float" office:value="14.95361328125" calcext:value-type="float">
            <text:p>14,954</text:p>
          </table:table-cell>
          <table:table-cell table:style-name="ce27" table:formula="of:=([.H10]/([.$E$3]))+[.G10]*[.$D$3]*10^(-6)" office:value-type="float" office:value="0.00234729226783123" calcext:value-type="float">
            <text:p>0,00235</text:p>
          </table:table-cell>
          <table:table-cell table:style-name="ce32" table:formula="of:=(([.$B$3])^3*[.C10])/([.B10]+[.I10])" office:value-type="float" office:value="458502929.638288" calcext:value-type="float">
            <text:p>458502930</text:p>
          </table:table-cell>
          <table:table-cell table:style-name="ce37" table:formula="of:=[.J10]/(10)^6" office:value-type="float" office:value="458.502929638288" calcext:value-type="float">
            <text:p>458,5029296</text:p>
          </table:table-cell>
          <table:table-cell table:style-name="ce42" table:formula="of:=([.$K$8]*[.C10])/[.K10]" office:value-type="float" office:value="1.00078504758121" calcext:value-type="float">
            <text:p>1,0007850</text:p>
          </table:table-cell>
          <table:table-cell office:value-type="float" office:value="448.9819070375" calcext:value-type="float">
            <text:p>448,9819070375</text:p>
          </table:table-cell>
          <table:table-cell office:value-type="float" office:value="54.37" calcext:value-type="float">
            <text:p>54,37</text:p>
          </table:table-cell>
          <table:table-cell table:number-columns-repeated="50"/>
        </table:table-row>
        <table:table-row table:style-name="ro1">
          <table:table-cell/>
          <table:table-cell table:style-name="ce5" table:formula="of:=[.B10]" office:value-type="float" office:value="2.99" calcext:value-type="float">
            <text:p>2,99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4" table:formula="of:=(([.$B$3])^(2)*[.G11]*8)/(1024^(2))" office:value-type="float" office:value="7.476806640625" calcext:value-type="float">
            <text:p>7,477</text:p>
          </table:table-cell>
          <table:table-cell table:style-name="ce28" table:formula="of:=([.H11]/([.$E$3]))+[.G11]*[.$D$3]*10^(-6)" office:value-type="float" office:value="0.00117364613391561" calcext:value-type="float">
            <text:p>0,00117</text:p>
          </table:table-cell>
          <table:table-cell table:style-name="ce33" table:formula="of:=(([.$B$3])^3*[.C11])/([.B11]+[.I11])" office:value-type="float" office:value="917365664.660296" calcext:value-type="float">
            <text:p>917365665</text:p>
          </table:table-cell>
          <table:table-cell table:style-name="ce38" table:formula="of:=[.J11]/(10)^6" office:value-type="float" office:value="917.365664660296" calcext:value-type="float">
            <text:p>917,3656647</text:p>
          </table:table-cell>
          <table:table-cell table:style-name="ce43" table:formula="of:=([.$K$8]*[.C11])/[.K11]" office:value-type="float" office:value="1.00039252379061" calcext:value-type="float">
            <text:p>1,0003925</text:p>
          </table:table-cell>
          <table:table-cell office:value-type="float" office:value="894.611202384399" calcext:value-type="float">
            <text:p>894,611202384399</text:p>
          </table:table-cell>
          <table:table-cell table:style-name="ce21" office:value-type="float" office:value="54.59" calcext:value-type="float">
            <text:p>54,59</text:p>
          </table:table-cell>
          <table:table-cell table:number-columns-repeated="50"/>
        </table:table-row>
        <table:table-row table:style-name="ro1">
          <table:table-cell/>
          <table:table-cell table:style-name="ce5" table:formula="of:=[.B11]" office:value-type="float" office:value="2.99" calcext:value-type="float">
            <text:p>2,9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24" table:formula="of:=(([.$B$3])^(2)*[.G12]*8)/(1024^(2))" office:value-type="float" office:value="14.95361328125" calcext:value-type="float">
            <text:p>14,954</text:p>
          </table:table-cell>
          <table:table-cell table:style-name="ce28" table:formula="of:=([.H12]/([.$E$3]))+[.G12]*[.$D$3]*10^(-6)" office:value-type="float" office:value="0.00234729226783123" calcext:value-type="float">
            <text:p>0,00235</text:p>
          </table:table-cell>
          <table:table-cell table:style-name="ce33" table:formula="of:=(([.$B$3])^3*[.C12])/([.B12]+[.I12])" office:value-type="float" office:value="917005859.276577" calcext:value-type="float">
            <text:p>917005859</text:p>
          </table:table-cell>
          <table:table-cell table:style-name="ce38" table:formula="of:=[.J12]/(10)^6" office:value-type="float" office:value="917.005859276577" calcext:value-type="float">
            <text:p>917,0058593</text:p>
          </table:table-cell>
          <table:table-cell table:style-name="ce43" table:formula="of:=([.$K$8]*[.C12])/[.K12]" office:value-type="float" office:value="1.00078504758121" calcext:value-type="float">
            <text:p>1,0007850</text:p>
          </table:table-cell>
          <table:table-cell office:value-type="float" office:value="896.9955593639" calcext:value-type="float">
            <text:p>896,9955593639</text:p>
          </table:table-cell>
          <table:table-cell office:value-type="float" office:value="54.61" calcext:value-type="float">
            <text:p>54,61</text:p>
          </table:table-cell>
          <table:table-cell table:number-columns-repeated="50"/>
        </table:table-row>
        <table:table-row table:style-name="ro1">
          <table:table-cell/>
          <table:table-cell table:style-name="ce5" table:formula="of:=[.B12]" office:value-type="float" office:value="2.99" calcext:value-type="float">
            <text:p>2,99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24" table:formula="of:=(([.$B$3])^(2)*[.G13]*8)/(1024^(2))" office:value-type="float" office:value="22.430419921875" calcext:value-type="float">
            <text:p>22,430</text:p>
          </table:table-cell>
          <table:table-cell table:style-name="ce28" table:formula="of:=([.H13]/([.$E$3]))+[.G13]*[.$D$3]*10^(-6)" office:value-type="float" office:value="0.00352093840174684" calcext:value-type="float">
            <text:p>0,00352</text:p>
          </table:table-cell>
          <table:table-cell table:style-name="ce33" table:formula="of:=(([.$B$3])^3*[.C13])/([.B13]+[.I13])" office:value-type="float" office:value="916646336.024973" calcext:value-type="float">
            <text:p>916646336</text:p>
          </table:table-cell>
          <table:table-cell table:style-name="ce38" table:formula="of:=[.J13]/(10)^6" office:value-type="float" office:value="916.646336024973" calcext:value-type="float">
            <text:p>916,6463360</text:p>
          </table:table-cell>
          <table:table-cell table:style-name="ce43" table:formula="of:=([.$K$8]*[.C13])/[.K13]" office:value-type="float" office:value="1.00117757137182" calcext:value-type="float">
            <text:p>1,0011776</text:p>
          </table:table-cell>
          <table:table-cell office:value-type="float" office:value="894.3670610718" calcext:value-type="float">
            <text:p>894,3670610718</text:p>
          </table:table-cell>
          <table:table-cell office:value-type="float" office:value="54.61" calcext:value-type="float">
            <text:p>54,61</text:p>
          </table:table-cell>
          <table:table-cell table:number-columns-repeated="50"/>
        </table:table-row>
        <table:table-row table:style-name="ro1">
          <table:table-cell/>
          <table:table-cell table:style-name="ce5" table:formula="of:=[.B13]" office:value-type="float" office:value="2.99" calcext:value-type="float">
            <text:p>2,99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5" table:formula="of:=(([.$B$3])^(2)*[.G14]*8)/(1024^(2))" office:value-type="float" office:value="7.476806640625" calcext:value-type="float">
            <text:p>7,477</text:p>
          </table:table-cell>
          <table:table-cell table:style-name="ce29" table:formula="of:=([.H14]/([.$E$3]))+[.G14]*[.$D$3]*10^(-6)" office:value-type="float" office:value="0.00117364613391561" calcext:value-type="float">
            <text:p>0,00117</text:p>
          </table:table-cell>
          <table:table-cell table:style-name="ce34" table:formula="of:=(([.$B$3])^3*[.C14])/([.B14]+[.I14])" office:value-type="float" office:value="1376048496.99044" calcext:value-type="float">
            <text:p>1376048497</text:p>
          </table:table-cell>
          <table:table-cell table:style-name="ce39" table:formula="of:=[.J14]/(10)^6" office:value-type="float" office:value="1376.04849699044" calcext:value-type="float">
            <text:p>1376,0484970</text:p>
          </table:table-cell>
          <table:table-cell table:style-name="ce44" table:formula="of:=([.$K$8]*[.C14])/[.K14]" office:value-type="float" office:value="1.00039252379061" calcext:value-type="float">
            <text:p>1,0003925</text:p>
          </table:table-cell>
          <table:table-cell office:value-type="float" office:value="1329.530124517" calcext:value-type="float">
            <text:p>1329,530124517</text:p>
          </table:table-cell>
          <table:table-cell office:value-type="float" office:value="55.27" calcext:value-type="float">
            <text:p>55,27</text:p>
          </table:table-cell>
          <table:table-cell table:number-columns-repeated="50"/>
        </table:table-row>
        <table:table-row table:style-name="ro1">
          <table:table-cell/>
          <table:table-cell table:style-name="ce5" table:formula="of:=[.B14]" office:value-type="float" office:value="2.99" calcext:value-type="float">
            <text:p>2,9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25" table:formula="of:=(([.$B$3])^(2)*[.G15]*8)/(1024^(2))" office:value-type="float" office:value="14.95361328125" calcext:value-type="float">
            <text:p>14,954</text:p>
          </table:table-cell>
          <table:table-cell table:style-name="ce29" table:formula="of:=([.H15]/([.$E$3]))+[.G15]*[.$D$3]*10^(-6)" office:value-type="float" office:value="0.00234729226783123" calcext:value-type="float">
            <text:p>0,00235</text:p>
          </table:table-cell>
          <table:table-cell table:style-name="ce34" table:formula="of:=(([.$B$3])^3*[.C15])/([.B15]+[.I15])" office:value-type="float" office:value="1375508788.91487" calcext:value-type="float">
            <text:p>1375508789</text:p>
          </table:table-cell>
          <table:table-cell table:style-name="ce39" table:formula="of:=[.J15]/(10)^6" office:value-type="float" office:value="1375.50878891487" calcext:value-type="float">
            <text:p>1375,5087889</text:p>
          </table:table-cell>
          <table:table-cell table:style-name="ce44" table:formula="of:=([.$K$8]*[.C15])/[.K15]" office:value-type="float" office:value="1.00078504758121" calcext:value-type="float">
            <text:p>1,0007850</text:p>
          </table:table-cell>
          <table:table-cell office:value-type="float" office:value="1315.655180779" calcext:value-type="float">
            <text:p>1315,655180779</text:p>
          </table:table-cell>
          <table:table-cell office:value-type="float" office:value="55.7" calcext:value-type="float">
            <text:p>55,7</text:p>
          </table:table-cell>
          <table:table-cell table:number-columns-repeated="50"/>
        </table:table-row>
        <table:table-row table:style-name="ro1">
          <table:table-cell/>
          <table:table-cell table:style-name="ce5" table:formula="of:=[.B15]" office:value-type="float" office:value="2.99" calcext:value-type="float">
            <text:p>2,9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25" table:formula="of:=(([.$B$3])^(2)*[.G16]*8)/(1024^(2))" office:value-type="float" office:value="22.430419921875" calcext:value-type="float">
            <text:p>22,430</text:p>
          </table:table-cell>
          <table:table-cell table:style-name="ce29" table:formula="of:=([.H16]/([.$E$3]))+[.G16]*[.$D$3]*10^(-6)" office:value-type="float" office:value="0.00352093840174684" calcext:value-type="float">
            <text:p>0,00352</text:p>
          </table:table-cell>
          <table:table-cell table:style-name="ce34" table:formula="of:=(([.$B$3])^3*[.C16])/([.B16]+[.I16])" office:value-type="float" office:value="1374969504.03746" calcext:value-type="float">
            <text:p>1374969504</text:p>
          </table:table-cell>
          <table:table-cell table:style-name="ce39" table:formula="of:=[.J16]/(10)^6" office:value-type="float" office:value="1374.96950403746" calcext:value-type="float">
            <text:p>1374,9695040</text:p>
          </table:table-cell>
          <table:table-cell table:style-name="ce44" table:formula="of:=([.$K$8]*[.C16])/[.K16]" office:value-type="float" office:value="1.00117757137182" calcext:value-type="float">
            <text:p>1,0011776</text:p>
          </table:table-cell>
          <table:table-cell office:value-type="float" office:value="1324.69806047" calcext:value-type="float">
            <text:p>1324,69806047</text:p>
          </table:table-cell>
          <table:table-cell office:value-type="float" office:value="55.42" calcext:value-type="float">
            <text:p>55,42</text:p>
          </table:table-cell>
          <table:table-cell table:number-columns-repeated="50"/>
        </table:table-row>
        <table:table-row table:style-name="ro1">
          <table:table-cell/>
          <table:table-cell table:style-name="ce6" table:formula="of:=[.B16]" office:value-type="float" office:value="2.99" calcext:value-type="float">
            <text:p>2,9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6" table:formula="of:=(([.$B$3])^(2)*[.G17]*8)/(1024^(2))" office:value-type="float" office:value="14.95361328125" calcext:value-type="float">
            <text:p>14,954</text:p>
          </table:table-cell>
          <table:table-cell table:style-name="ce30" table:formula="of:=([.H17]/([.$E$3]))+[.G17]*[.$D$3]*10^(-6)" office:value-type="float" office:value="0.00234729226783123" calcext:value-type="float">
            <text:p>0,00235</text:p>
          </table:table-cell>
          <table:table-cell table:style-name="ce35" table:formula="of:=(([.$B$3])^3*[.C17])/([.B17]+[.I17])" office:value-type="float" office:value="1375508788.91487" calcext:value-type="float">
            <text:p>1375508789</text:p>
          </table:table-cell>
          <table:table-cell table:style-name="ce40" table:formula="of:=[.J17]/(10)^6" office:value-type="float" office:value="1375.50878891487" calcext:value-type="float">
            <text:p>1375,5087889</text:p>
          </table:table-cell>
          <table:table-cell table:style-name="ce45" table:formula="of:=([.$K$8]*[.C17])/[.K17]" office:value-type="float" office:value="1.00078504758121" calcext:value-type="float">
            <text:p>1,0007850</text:p>
          </table:table-cell>
          <table:table-cell office:value-type="float" office:value="1323.848089558" calcext:value-type="float">
            <text:p>1323,848089558</text:p>
          </table:table-cell>
          <table:table-cell office:value-type="float" office:value="55.46" calcext:value-type="float">
            <text:p>55,46</text:p>
          </table:table-cell>
          <table:table-cell table:number-columns-repeated="5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string" calcext:value-type="string">
            <text:p>#np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mlup</text:p>
          </table:table-cell>
          <table:table-cell office:value-type="string" calcext:value-type="string">
            <text:p>elapsed</text:p>
          </table:table-cell>
          <table:table-cell table:number-columns-repeated="57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112.2617202916" calcext:value-type="float">
            <text:p>112,2617202916</text:p>
          </table:table-cell>
          <table:table-cell office:value-type="float" office:value="54.26" calcext:value-type="float">
            <text:p>54,26</text:p>
          </table:table-cell>
          <table:table-cell table:number-columns-repeated="3"/>
          <table:table-cell office:value-type="string" calcext:value-type="string">
            <text:p>media</text:p>
          </table:table-cell>
          <table:table-cell table:formula="of:=AVERAGE([.L8:.L17])" office:value-type="float" office:value="1.00066729044403" calcext:value-type="float">
            <text:p>1,00066729044403</text:p>
          </table:table-cell>
          <table:table-cell table:number-columns-repeated="52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8.070820309699" calcext:value-type="float">
            <text:p>448,070820309699</text:p>
          </table:table-cell>
          <table:table-cell office:value-type="float" office:value="54.44" calcext:value-type="float">
            <text:p>54,44</text:p>
          </table:table-cell>
          <table:table-cell table:number-columns-repeated="5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8.9819070375" calcext:value-type="float">
            <text:p>448,9819070375</text:p>
          </table:table-cell>
          <table:table-cell office:value-type="float" office:value="54.37" calcext:value-type="float">
            <text:p>54,37</text:p>
          </table:table-cell>
          <table:table-cell table:number-columns-repeated="57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4.611202384399" calcext:value-type="float">
            <text:p>894,611202384399</text:p>
          </table:table-cell>
          <table:table-cell table:style-name="ce21" office:value-type="float" office:value="54.59" calcext:value-type="float">
            <text:p>54,59</text:p>
          </table:table-cell>
          <table:table-cell table:number-columns-repeated="5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96.9955593639" calcext:value-type="float">
            <text:p>896,9955593639</text:p>
          </table:table-cell>
          <table:table-cell office:value-type="float" office:value="54.61" calcext:value-type="float">
            <text:p>54,61</text:p>
          </table:table-cell>
          <table:table-cell table:number-columns-repeated="5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94.3670610718" calcext:value-type="float">
            <text:p>894,3670610718</text:p>
          </table:table-cell>
          <table:table-cell office:value-type="float" office:value="54.61" calcext:value-type="float">
            <text:p>54,61</text:p>
          </table:table-cell>
          <table:table-cell table:number-columns-repeated="57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29.530124517" calcext:value-type="float">
            <text:p>1329,530124517</text:p>
          </table:table-cell>
          <table:table-cell office:value-type="float" office:value="55.27" calcext:value-type="float">
            <text:p>55,27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15.655180779" calcext:value-type="float">
            <text:p>1315,655180779</text:p>
          </table:table-cell>
          <table:table-cell office:value-type="float" office:value="55.7" calcext:value-type="float">
            <text:p>55,7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24.69806047" calcext:value-type="float">
            <text:p>1324,69806047</text:p>
          </table:table-cell>
          <table:table-cell office:value-type="float" office:value="55.42" calcext:value-type="float">
            <text:p>55,42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23.848089558" calcext:value-type="float">
            <text:p>1323,848089558</text:p>
          </table:table-cell>
          <table:table-cell office:value-type="float" office:value="55.46" calcext:value-type="float">
            <text:p>55,46</text:p>
          </table:table-cell>
          <table:table-cell table:style-name="ce21" table:number-columns-repeated="3"/>
          <table:table-cell table:number-columns-repeated="54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thin_core_1" table:base-cell-address="$THIN_core.$A$1" table:cell-range-address="$THIN_core.$B$20:.$G$24"/>
        </table:named-expressions>
      </table:table>
      <table:table table:name="THIN_soc" table:style-name="ta2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51" table:default-cell-style-name="Default"/>
        <table:table-row table:style-name="ro1">
          <table:table-cell table:number-columns-repeated="3"/>
          <table:table-cell table:style-name="ce12" office:value-type="string" calcext:value-type="string">
            <text:p>PINGPING on THIN</text:p>
          </table:table-cell>
          <table:table-cell table:number-columns-repeated="60"/>
        </table:table-row>
        <table:table-row table:style-name="ro2">
          <table:table-cell/>
          <table:table-cell table:style-name="ce1" office:value-type="string" calcext:value-type="string">
            <text:p>L</text:p>
          </table:table-cell>
          <table:table-cell/>
          <table:table-cell table:style-name="ce13" office:value-type="string" calcext:value-type="string">
            <text:p>Lat_socket[us] </text:p>
          </table:table-cell>
          <table:table-cell table:style-name="ce14" office:value-type="string" calcext:value-type="string">
            <text:p>B_socket[MB/s]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float" office:value="700" calcext:value-type="float">
            <text:p>700</text:p>
          </table:table-cell>
          <table:table-cell/>
          <table:table-cell table:style-name="ce2" office:value-type="float" office:value="0.485" calcext:value-type="float">
            <text:p>0,485</text:p>
          </table:table-cell>
          <table:table-cell table:style-name="ce15" office:value-type="float" office:value="5530.801" calcext:value-type="float">
            <text:p>5530,801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BY SOCKET</text:p>
          </table:table-cell>
          <table:table-cell table:number-columns-repeated="62"/>
        </table:table-row>
        <table:table-row table:style-name="ro2">
          <table:table-cell/>
          <table:table-cell table:style-name="ce47" office:value-type="string" calcext:value-type="string">
            <text:p>Ts(L)</text:p>
          </table:table-cell>
          <table:table-cell table:style-name="ce13" office:value-type="string" calcext:value-type="string">
            <text:p>N</text:p>
          </table:table-cell>
          <table:table-cell table:style-name="ce54" office:value-type="string" calcext:value-type="string">
            <text:p>Nx</text:p>
          </table:table-cell>
          <table:table-cell table:style-name="ce54" office:value-type="string" calcext:value-type="string">
            <text:p>Ny</text:p>
          </table:table-cell>
          <table:table-cell table:style-name="ce54" office:value-type="string" calcext:value-type="string">
            <text:p>Nz</text:p>
          </table:table-cell>
          <table:table-cell table:style-name="ce54" office:value-type="string" calcext:value-type="string">
            <text:p>k'</text:p>
          </table:table-cell>
          <table:table-cell table:style-name="ce54" office:value-type="string" calcext:value-type="string">
            <text:p>C(L,N) [MB]</text:p>
          </table:table-cell>
          <table:table-cell table:style-name="ce54" office:value-type="string" calcext:value-type="string">
            <text:p>Tc(L,N)</text:p>
          </table:table-cell>
          <table:table-cell table:style-name="ce62" office:value-type="string" calcext:value-type="string">
            <text:p>P(L,N)[LUPs] </text:p>
          </table:table-cell>
          <table:table-cell table:style-name="ce62" office:value-type="string" calcext:value-type="string">
            <text:p>P(L,N)[MLUPs] </text:p>
          </table:table-cell>
          <table:table-cell table:style-name="ce62" office:value-type="string" calcext:value-type="string">
            <text:p>P(1)*N/P(L,N) </text:p>
          </table:table-cell>
          <table:table-cell table:style-name="ce70" office:value-type="string" calcext:value-type="string">
            <text:p>data[MLUPs] </text:p>
          </table:table-cell>
          <table:table-cell table:style-name="ce14" office:value-type="string" calcext:value-type="string">
            <text:p>elapsed</text:p>
          </table:table-cell>
          <table:table-cell table:number-columns-repeated="50"/>
        </table:table-row>
        <table:table-row table:style-name="ro1">
          <table:table-cell/>
          <table:table-cell table:style-name="ce48" office:value-type="float" office:value="2.99" calcext:value-type="float">
            <text:p>2,99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7" office:value-type="float" office:value="0" calcext:value-type="float">
            <text:p>0,000000</text:p>
          </table:table-cell>
          <table:table-cell table:style-name="ce55" office:value-type="float" office:value="0" calcext:value-type="float">
            <text:p>0</text:p>
          </table:table-cell>
          <table:table-cell table:style-name="ce63" table:formula="of:=(([$THIN_core.$B$3])^3*[.C8])/([.I8]+[.B8])" office:value-type="float" office:value="114715719.063545" calcext:value-type="float">
            <text:p>114715719</text:p>
          </table:table-cell>
          <table:table-cell table:style-name="ce64" table:formula="of:=[.J8]/(1000)^2" office:value-type="float" office:value="114.715719063545" calcext:value-type="float">
            <text:p>114,7157191</text:p>
          </table:table-cell>
          <table:table-cell table:style-name="ce65" table:formula="of:=([.$K$8]*[.C8])/[.K8]" office:value-type="float" office:value="1" calcext:value-type="float">
            <text:p>1,0000000</text:p>
          </table:table-cell>
          <table:table-cell office:value-type="float" office:value="112.316026869" calcext:value-type="float">
            <text:p>112,316026869</text:p>
          </table:table-cell>
          <table:table-cell office:value-type="float" office:value="54.24" calcext:value-type="float">
            <text:p>54,24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style-name="ce50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58" table:formula="of:=(([.$B$3])^(2)*[.G9]*8)/(1024^(2))" office:value-type="float" office:value="7.476806640625" calcext:value-type="float">
            <text:p>7,476807</text:p>
          </table:table-cell>
          <table:table-cell table:style-name="ce27" table:formula="of:=([.H9]/([.$E$3]))+[.G9]*[.$D$3]*10^(-6)" office:value-type="float" office:value="0.0013528187901888" calcext:value-type="float">
            <text:p>0,00135</text:p>
          </table:table-cell>
          <table:table-cell table:style-name="ce32" table:formula="of:=(([.$B$3])^3*[.C9])/([.B9]+[.I9])" office:value-type="float" office:value="458655358.666413" calcext:value-type="float">
            <text:p>458655359</text:p>
          </table:table-cell>
          <table:table-cell table:style-name="ce37" table:formula="of:=[.J9]/(10)^6" office:value-type="float" office:value="458.655358666413" calcext:value-type="float">
            <text:p>458,6553587</text:p>
          </table:table-cell>
          <table:table-cell table:style-name="ce66" table:formula="of:=([.$K$8]*[.C9])/[.K9]" office:value-type="float" office:value="1.00045244775592" calcext:value-type="float">
            <text:p>1,0004524</text:p>
          </table:table-cell>
          <table:table-cell office:value-type="float" office:value="448.5776102306" calcext:value-type="float">
            <text:p>448,5776102306</text:p>
          </table:table-cell>
          <table:table-cell office:value-type="float" office:value="54.35" calcext:value-type="float">
            <text:p>54,35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58" table:formula="of:=(([.$B$3])^(2)*[.G10]*8)/(1024^(2))" office:value-type="float" office:value="14.95361328125" calcext:value-type="float">
            <text:p>14,953613</text:p>
          </table:table-cell>
          <table:table-cell table:style-name="ce27" table:formula="of:=([.H10]/([.$E$3]))+[.G10]*[.$D$3]*10^(-6)" office:value-type="float" office:value="0.0027056375803776" calcext:value-type="float">
            <text:p>0,00271</text:p>
          </table:table-cell>
          <table:table-cell table:style-name="ce32" table:formula="of:=(([.$B$3])^3*[.C10])/([.B10]+[.I10])" office:value-type="float" office:value="458448028.69061" calcext:value-type="float">
            <text:p>458448029</text:p>
          </table:table-cell>
          <table:table-cell table:style-name="ce37" table:formula="of:=[.J10]/(10)^6" office:value-type="float" office:value="458.44802869061" calcext:value-type="float">
            <text:p>458,4480287</text:p>
          </table:table-cell>
          <table:table-cell table:style-name="ce66" table:formula="of:=([.$K$8]*[.C10])/[.K10]" office:value-type="float" office:value="1.00090489551183" calcext:value-type="float">
            <text:p>1,0009049</text:p>
          </table:table-cell>
          <table:table-cell office:value-type="float" office:value="448.3071756937" calcext:value-type="float">
            <text:p>448,3071756937</text:p>
          </table:table-cell>
          <table:table-cell office:value-type="float" office:value="54.36" calcext:value-type="float">
            <text:p>54,36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style-name="ce51" office:value-type="float" office:value="8" calcext:value-type="float">
            <text:p>8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59" table:formula="of:=(([.$B$3])^(2)*[.G11]*8)/(1024^(2))" office:value-type="float" office:value="7.476806640625" calcext:value-type="float">
            <text:p>7,476807</text:p>
          </table:table-cell>
          <table:table-cell table:style-name="ce28" table:formula="of:=([.H11]/([.$E$3]))+[.G11]*[.$D$3]*10^(-6)" office:value-type="float" office:value="0.0013528187901888" calcext:value-type="float">
            <text:p>0,00135</text:p>
          </table:table-cell>
          <table:table-cell table:style-name="ce33" table:formula="of:=(([.$B$3])^3*[.C11])/([.B11]+[.I11])" office:value-type="float" office:value="917310717.332826" calcext:value-type="float">
            <text:p>917310717</text:p>
          </table:table-cell>
          <table:table-cell table:style-name="ce38" table:formula="of:=[.J11]/(10)^6" office:value-type="float" office:value="917.310717332826" calcext:value-type="float">
            <text:p>917,3107173</text:p>
          </table:table-cell>
          <table:table-cell table:style-name="ce67" table:formula="of:=([.$K$8]*[.C11])/[.K11]" office:value-type="float" office:value="1.00045244775592" calcext:value-type="float">
            <text:p>1,0004524</text:p>
          </table:table-cell>
          <table:table-cell office:value-type="float" office:value="888.956013430199" calcext:value-type="float">
            <text:p>888,956013430199</text:p>
          </table:table-cell>
          <table:table-cell office:value-type="float" office:value="54.74" calcext:value-type="float">
            <text:p>54,74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style-name="ce51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59" table:formula="of:=(([.$B$3])^(2)*[.G12]*8)/(1024^(2))" office:value-type="float" office:value="14.95361328125" calcext:value-type="float">
            <text:p>14,953613</text:p>
          </table:table-cell>
          <table:table-cell table:style-name="ce28" table:formula="of:=([.H12]/([.$E$3]))+[.G12]*[.$D$3]*10^(-6)" office:value-type="float" office:value="0.0027056375803776" calcext:value-type="float">
            <text:p>0,00271</text:p>
          </table:table-cell>
          <table:table-cell table:style-name="ce33" table:formula="of:=(([.$B$3])^3*[.C12])/([.B12]+[.I12])" office:value-type="float" office:value="916896057.381221" calcext:value-type="float">
            <text:p>916896057</text:p>
          </table:table-cell>
          <table:table-cell table:style-name="ce38" table:formula="of:=[.J12]/(10)^6" office:value-type="float" office:value="916.896057381221" calcext:value-type="float">
            <text:p>916,8960574</text:p>
          </table:table-cell>
          <table:table-cell table:style-name="ce67" table:formula="of:=([.$K$8]*[.C12])/[.K12]" office:value-type="float" office:value="1.00090489551183" calcext:value-type="float">
            <text:p>1,0009049</text:p>
          </table:table-cell>
          <table:table-cell office:value-type="float" office:value="895.1857155117" calcext:value-type="float">
            <text:p>895,1857155117</text:p>
          </table:table-cell>
          <table:table-cell office:value-type="float" office:value="54.49" calcext:value-type="float">
            <text:p>54,49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59" table:formula="of:=(([.$B$3])^(2)*[.G13]*8)/(1024^(2))" office:value-type="float" office:value="22.430419921875" calcext:value-type="float">
            <text:p>22,430420</text:p>
          </table:table-cell>
          <table:table-cell table:style-name="ce28" table:formula="of:=([.H13]/([.$E$3]))+[.G13]*[.$D$3]*10^(-6)" office:value-type="float" office:value="0.0040584563705664" calcext:value-type="float">
            <text:p>0,00406</text:p>
          </table:table-cell>
          <table:table-cell table:style-name="ce33" table:formula="of:=(([.$B$3])^3*[.C13])/([.B13]+[.I13])" office:value-type="float" office:value="916481772.144927" calcext:value-type="float">
            <text:p>916481772</text:p>
          </table:table-cell>
          <table:table-cell table:style-name="ce38" table:formula="of:=[.J13]/(10)^6" office:value-type="float" office:value="916.481772144927" calcext:value-type="float">
            <text:p>916,4817721</text:p>
          </table:table-cell>
          <table:table-cell table:style-name="ce67" table:formula="of:=([.$K$8]*[.C13])/[.K13]" office:value-type="float" office:value="1.00135734326775" calcext:value-type="float">
            <text:p>1,0013573</text:p>
          </table:table-cell>
          <table:table-cell office:value-type="float" office:value="895.8976872765" calcext:value-type="float">
            <text:p>895,8976872765</text:p>
          </table:table-cell>
          <table:table-cell office:value-type="float" office:value="54.47" calcext:value-type="float">
            <text:p>54,47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style-name="ce52" office:value-type="float" office:value="12" calcext:value-type="float">
            <text:p>1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60" table:formula="of:=(([.$B$3])^(2)*[.G14]*8)/(1024^(2))" office:value-type="float" office:value="7.476806640625" calcext:value-type="float">
            <text:p>7,476807</text:p>
          </table:table-cell>
          <table:table-cell table:style-name="ce29" table:formula="of:=([.H14]/([.$E$3]))+[.G14]*[.$D$3]*10^(-6)" office:value-type="float" office:value="0.0013528187901888" calcext:value-type="float">
            <text:p>0,00135</text:p>
          </table:table-cell>
          <table:table-cell table:style-name="ce34" table:formula="of:=(([.$B$3])^3*[.C14])/([.B14]+[.I14])" office:value-type="float" office:value="1375966075.99924" calcext:value-type="float">
            <text:p>1375966076</text:p>
          </table:table-cell>
          <table:table-cell table:style-name="ce39" table:formula="of:=[.J14]/(10)^6" office:value-type="float" office:value="1375.96607599924" calcext:value-type="float">
            <text:p>1375,9660760</text:p>
          </table:table-cell>
          <table:table-cell table:style-name="ce68" table:formula="of:=([.$K$8]*[.C14])/[.K14]" office:value-type="float" office:value="1.00045244775592" calcext:value-type="float">
            <text:p>1,0004524</text:p>
          </table:table-cell>
          <table:table-cell office:value-type="float" office:value="1332.875522519" calcext:value-type="float">
            <text:p>1332,875522519</text:p>
          </table:table-cell>
          <table:table-cell office:value-type="float" office:value="54.83" calcext:value-type="float">
            <text:p>54,83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style-name="ce52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60" table:formula="of:=(([.$B$3])^(2)*[.G15]*8)/(1024^(2))" office:value-type="float" office:value="14.95361328125" calcext:value-type="float">
            <text:p>14,953613</text:p>
          </table:table-cell>
          <table:table-cell table:style-name="ce29" table:formula="of:=([.H15]/([.$E$3]))+[.G15]*[.$D$3]*10^(-6)" office:value-type="float" office:value="0.0027056375803776" calcext:value-type="float">
            <text:p>0,00271</text:p>
          </table:table-cell>
          <table:table-cell table:style-name="ce34" table:formula="of:=(([.$B$3])^3*[.C15])/([.B15]+[.I15])" office:value-type="float" office:value="1375344086.07183" calcext:value-type="float">
            <text:p>1375344086</text:p>
          </table:table-cell>
          <table:table-cell table:style-name="ce39" table:formula="of:=[.J15]/(10)^6" office:value-type="float" office:value="1375.34408607183" calcext:value-type="float">
            <text:p>1375,3440861</text:p>
          </table:table-cell>
          <table:table-cell table:style-name="ce68" table:formula="of:=([.$K$8]*[.C15])/[.K15]" office:value-type="float" office:value="1.00090489551183" calcext:value-type="float">
            <text:p>1,0009049</text:p>
          </table:table-cell>
          <table:table-cell office:value-type="float" office:value="1336.47169681399" calcext:value-type="float">
            <text:p>1336,47169681399</text:p>
          </table:table-cell>
          <table:table-cell office:value-type="float" office:value="54.84" calcext:value-type="float">
            <text:p>54,84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style-name="ce52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60" table:formula="of:=(([.$B$3])^(2)*[.G16]*8)/(1024^(2))" office:value-type="float" office:value="22.430419921875" calcext:value-type="float">
            <text:p>22,430420</text:p>
          </table:table-cell>
          <table:table-cell table:style-name="ce29" table:formula="of:=([.H16]/([.$E$3]))+[.G16]*[.$D$3]*10^(-6)" office:value-type="float" office:value="0.0040584563705664" calcext:value-type="float">
            <text:p>0,00406</text:p>
          </table:table-cell>
          <table:table-cell table:style-name="ce34" table:formula="of:=(([.$B$3])^3*[.C16])/([.B16]+[.I16])" office:value-type="float" office:value="1374722658.21739" calcext:value-type="float">
            <text:p>1374722658</text:p>
          </table:table-cell>
          <table:table-cell table:style-name="ce39" table:formula="of:=[.J16]/(10)^6" office:value-type="float" office:value="1374.72265821739" calcext:value-type="float">
            <text:p>1374,7226582</text:p>
          </table:table-cell>
          <table:table-cell table:style-name="ce68" table:formula="of:=([.$K$8]*[.C16])/[.K16]" office:value-type="float" office:value="1.00135734326775" calcext:value-type="float">
            <text:p>1,0013573</text:p>
          </table:table-cell>
          <table:table-cell office:value-type="float" office:value="1342.51315453399" calcext:value-type="float">
            <text:p>1342,51315453399</text:p>
          </table:table-cell>
          <table:table-cell office:value-type="float" office:value="54.63" calcext:value-type="float">
            <text:p>54,63</text:p>
          </table:table-cell>
          <table:table-cell table:number-columns-repeated="50"/>
        </table:table-row>
        <table:table-row table:style-name="ro1">
          <table:table-cell/>
          <table:table-cell table:style-name="ce6" office:value-type="float" office:value="2.99" calcext:value-type="float">
            <text:p>2,99</text:p>
          </table:table-cell>
          <table:table-cell table:style-name="ce53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61" table:formula="of:=(([.$B$3])^(2)*[.G17]*8)/(1024^(2))" office:value-type="float" office:value="14.95361328125" calcext:value-type="float">
            <text:p>14,953613</text:p>
          </table:table-cell>
          <table:table-cell table:style-name="ce30" table:formula="of:=([.H17]/([.$E$3]))+[.G17]*[.$D$3]*10^(-6)" office:value-type="float" office:value="0.0027056375803776" calcext:value-type="float">
            <text:p>0,00271</text:p>
          </table:table-cell>
          <table:table-cell table:style-name="ce35" table:formula="of:=(([.$B$3])^3*[.C17])/([.B17]+[.I17])" office:value-type="float" office:value="1375344086.07183" calcext:value-type="float">
            <text:p>1375344086</text:p>
          </table:table-cell>
          <table:table-cell table:style-name="ce40" table:formula="of:=[.J17]/(10)^6" office:value-type="float" office:value="1375.34408607183" calcext:value-type="float">
            <text:p>1375,3440861</text:p>
          </table:table-cell>
          <table:table-cell table:style-name="ce69" table:formula="of:=([.$K$8]*[.C17])/[.K17]" office:value-type="float" office:value="1.00090489551183" calcext:value-type="float">
            <text:p>1,0009049</text:p>
          </table:table-cell>
          <table:table-cell office:value-type="float" office:value="1342.499263129" calcext:value-type="float">
            <text:p>1342,499263129</text:p>
          </table:table-cell>
          <table:table-cell office:value-type="float" office:value="54.62" calcext:value-type="float">
            <text:p>54,62</text:p>
          </table:table-cell>
          <table:table-cell table:number-columns-repeated="5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string" calcext:value-type="string">
            <text:p>#np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mlup</text:p>
          </table:table-cell>
          <table:table-cell office:value-type="string" calcext:value-type="string">
            <text:p>elapsed</text:p>
          </table:table-cell>
          <table:table-cell table:number-columns-repeated="57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112.316026869" calcext:value-type="float">
            <text:p>112,316026869</text:p>
          </table:table-cell>
          <table:table-cell office:value-type="float" office:value="54.24" calcext:value-type="float">
            <text:p>54,24</text:p>
          </table:table-cell>
          <table:table-cell table:number-columns-repeated="3"/>
          <table:table-cell office:value-type="string" calcext:value-type="string">
            <text:p>media</text:p>
          </table:table-cell>
          <table:table-cell table:formula="of:=AVERAGE([.L8:.L17])" office:value-type="float" office:value="1.00076916118506" calcext:value-type="float">
            <text:p>1,00076916118506</text:p>
          </table:table-cell>
          <table:table-cell table:number-columns-repeated="52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8.5776102306" calcext:value-type="float">
            <text:p>448,5776102306</text:p>
          </table:table-cell>
          <table:table-cell office:value-type="float" office:value="54.35" calcext:value-type="float">
            <text:p>54,35</text:p>
          </table:table-cell>
          <table:table-cell table:number-columns-repeated="5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8.3071756937" calcext:value-type="float">
            <text:p>448,3071756937</text:p>
          </table:table-cell>
          <table:table-cell office:value-type="float" office:value="54.36" calcext:value-type="float">
            <text:p>54,36</text:p>
          </table:table-cell>
          <table:table-cell table:number-columns-repeated="57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8.956013430199" calcext:value-type="float">
            <text:p>888,956013430199</text:p>
          </table:table-cell>
          <table:table-cell office:value-type="float" office:value="54.74" calcext:value-type="float">
            <text:p>54,74</text:p>
          </table:table-cell>
          <table:table-cell table:number-columns-repeated="5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95.1857155117" calcext:value-type="float">
            <text:p>895,1857155117</text:p>
          </table:table-cell>
          <table:table-cell office:value-type="float" office:value="54.49" calcext:value-type="float">
            <text:p>54,49</text:p>
          </table:table-cell>
          <table:table-cell table:number-columns-repeated="5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95.8976872765" calcext:value-type="float">
            <text:p>895,8976872765</text:p>
          </table:table-cell>
          <table:table-cell office:value-type="float" office:value="54.47" calcext:value-type="float">
            <text:p>54,47</text:p>
          </table:table-cell>
          <table:table-cell table:number-columns-repeated="57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2.875522519" calcext:value-type="float">
            <text:p>1332,875522519</text:p>
          </table:table-cell>
          <table:table-cell office:value-type="float" office:value="54.83" calcext:value-type="float">
            <text:p>54,83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36.47169681399" calcext:value-type="float">
            <text:p>1336,47169681399</text:p>
          </table:table-cell>
          <table:table-cell office:value-type="float" office:value="54.84" calcext:value-type="float">
            <text:p>54,84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42.51315453399" calcext:value-type="float">
            <text:p>1342,51315453399</text:p>
          </table:table-cell>
          <table:table-cell office:value-type="float" office:value="54.63" calcext:value-type="float">
            <text:p>54,63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42.499263129" calcext:value-type="float">
            <text:p>1342,499263129</text:p>
          </table:table-cell>
          <table:table-cell office:value-type="float" office:value="54.62" calcext:value-type="float">
            <text:p>54,62</text:p>
          </table:table-cell>
          <table:table-cell table:number-columns-repeated="57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thin_socket_1" table:base-cell-address="$THIN_core.$A$1" table:cell-range-address="$THIN_soc.$B$20:.$G$25"/>
        </table:named-expressions>
      </table:table>
      <table:table table:name="THIN_node" table:style-name="ta3">
        <office:forms form:automatic-focus="false" form:apply-design-mode="false"/>
        <table:table-column table:style-name="co1" table:number-columns-repeated="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number-columns-repeated="43" table:default-cell-style-name="Default"/>
        <table:table-row table:style-name="ro1">
          <table:table-cell table:number-columns-repeated="3"/>
          <table:table-cell table:style-name="ce12" office:value-type="string" calcext:value-type="string">
            <text:p>PINGPING on THIN</text:p>
          </table:table-cell>
          <table:table-cell table:number-columns-repeated="60"/>
        </table:table-row>
        <table:table-row table:style-name="ro2">
          <table:table-cell/>
          <table:table-cell table:style-name="ce1" office:value-type="string" calcext:value-type="string">
            <text:p>L</text:p>
          </table:table-cell>
          <table:table-cell/>
          <table:table-cell table:style-name="ce13" office:value-type="string" calcext:value-type="string">
            <text:p>Lat_node [us]</text:p>
          </table:table-cell>
          <table:table-cell table:style-name="ce14" office:value-type="string" calcext:value-type="string">
            <text:p>B_node[MB/s]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float" office:value="700" calcext:value-type="float">
            <text:p>700</text:p>
          </table:table-cell>
          <table:table-cell/>
          <table:table-cell table:style-name="ce74" office:value-type="float" office:value="1.02" calcext:value-type="float">
            <text:p>1,020</text:p>
          </table:table-cell>
          <table:table-cell table:style-name="ce15" office:value-type="float" office:value="11945.604" calcext:value-type="float">
            <text:p>11945,604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float" office:value="1.35" calcext:value-type="float">
            <text:p>1,35</text:p>
          </table:table-cell>
          <table:table-cell office:value-type="float" office:value="12000" calcext:value-type="float">
            <text:p>1200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BY NODE</text:p>
          </table:table-cell>
          <table:table-cell table:number-columns-repeated="62"/>
        </table:table-row>
        <table:table-row table:style-name="ro2">
          <table:table-cell/>
          <table:table-cell table:style-name="ce47" office:value-type="string" calcext:value-type="string">
            <text:p>Ts(L)</text:p>
          </table:table-cell>
          <table:table-cell table:style-name="ce13" office:value-type="string" calcext:value-type="string">
            <text:p>N</text:p>
          </table:table-cell>
          <table:table-cell table:style-name="ce54" office:value-type="string" calcext:value-type="string">
            <text:p>Nx</text:p>
          </table:table-cell>
          <table:table-cell table:style-name="ce54" office:value-type="string" calcext:value-type="string">
            <text:p>Ny</text:p>
          </table:table-cell>
          <table:table-cell table:style-name="ce54" office:value-type="string" calcext:value-type="string">
            <text:p>Nz</text:p>
          </table:table-cell>
          <table:table-cell table:style-name="ce54" office:value-type="string" calcext:value-type="string">
            <text:p>k'</text:p>
          </table:table-cell>
          <table:table-cell table:style-name="ce54" office:value-type="string" calcext:value-type="string">
            <text:p>C(L,N) [MB]</text:p>
          </table:table-cell>
          <table:table-cell table:style-name="ce54" office:value-type="string" calcext:value-type="string">
            <text:p>Tc(L,N)</text:p>
          </table:table-cell>
          <table:table-cell table:style-name="ce62" office:value-type="string" calcext:value-type="string">
            <text:p>P(L,N)[LUPs] </text:p>
          </table:table-cell>
          <table:table-cell table:style-name="ce62" office:value-type="string" calcext:value-type="string">
            <text:p>P(L,N)[MLUPs] </text:p>
          </table:table-cell>
          <table:table-cell table:style-name="ce62" office:value-type="string" calcext:value-type="string">
            <text:p>P(1)*N/P(L,N) </text:p>
          </table:table-cell>
          <table:table-cell table:style-name="ce70" office:value-type="string" calcext:value-type="string">
            <text:p>data[MLUPs] </text:p>
          </table:table-cell>
          <table:table-cell table:style-name="ce14" office:value-type="string" calcext:value-type="string">
            <text:p>elapsed</text:p>
          </table:table-cell>
          <table:table-cell table:number-columns-repeated="50"/>
        </table:table-row>
        <table:table-row table:style-name="ro1">
          <table:table-cell/>
          <table:table-cell table:style-name="ce48" office:value-type="float" office:value="2.99" calcext:value-type="float">
            <text:p>2,99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81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3" table:formula="of:=(([.$B$3])^3*[.C8])/([.I8]+[.B8])" office:value-type="float" office:value="114715719.063545" calcext:value-type="float">
            <text:p>114715719</text:p>
          </table:table-cell>
          <table:table-cell table:style-name="ce64" table:formula="of:=[.J8]/(1000)^2" office:value-type="float" office:value="114.715719063545" calcext:value-type="float">
            <text:p>114,7157191</text:p>
          </table:table-cell>
          <table:table-cell table:style-name="ce96" table:formula="of:=([.$K$8]*[.C8])/[.K8]" office:value-type="float" office:value="1" calcext:value-type="float">
            <text:p>1,0000000</text:p>
          </table:table-cell>
          <table:table-cell table:style-name="ce48" office:value-type="float" office:value="112.19412342" calcext:value-type="float">
            <text:p>112,19412342</text:p>
          </table:table-cell>
          <table:table-cell office:value-type="float" office:value="54.26" calcext:value-type="float">
            <text:p>54,26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style-name="ce52" office:value-type="float" office:value="12" calcext:value-type="float">
            <text:p>1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82" table:formula="of:=(([.$B$3])^(2)*[.G9]*8)/(1024^(2))" office:value-type="float" office:value="7.476806640625" calcext:value-type="float">
            <text:p>7</text:p>
          </table:table-cell>
          <table:table-cell table:style-name="ce29" table:formula="of:=([.H9]/([.$E$3]))+[.G9]*[.$D$3]*10^(-6)" office:value-type="float" office:value="0.000627944444900819" calcext:value-type="float">
            <text:p>0,00063</text:p>
          </table:table-cell>
          <table:table-cell table:style-name="ce34" table:formula="of:=(([.$B$3])^3*[.C9])/([.I9]+[.B9])" office:value-type="float" office:value="1376299585.39158" calcext:value-type="float">
            <text:p>1376299585</text:p>
          </table:table-cell>
          <table:table-cell table:style-name="ce39" table:formula="of:=[.J9]/(10)^6" office:value-type="float" office:value="1376.29958539158" calcext:value-type="float">
            <text:p>1376,2995854</text:p>
          </table:table-cell>
          <table:table-cell table:style-name="ce44" table:formula="of:=([.$K$8]*[.C9])/[.K9]" office:value-type="float" office:value="1.00021001486452" calcext:value-type="float">
            <text:p>1,0002100</text:p>
          </table:table-cell>
          <table:table-cell office:value-type="float" office:value="1334.309647724" calcext:value-type="float">
            <text:p>1334,309647724</text:p>
          </table:table-cell>
          <table:table-cell office:value-type="float" office:value="54.8" calcext:value-type="float">
            <text:p>54,8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style-name="ce52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82" table:formula="of:=(([$THIN_core.$B$3])^(2)*[.G10]*8)/(1024^(2))" office:value-type="float" office:value="14.95361328125" calcext:value-type="float">
            <text:p>15</text:p>
          </table:table-cell>
          <table:table-cell table:style-name="ce29" table:formula="of:=([.H10]/([.$E$3]))+[.G10]*[.$D$3]*10^(-6)" office:value-type="float" office:value="0.00125588888980164" calcext:value-type="float">
            <text:p>0,00126</text:p>
          </table:table-cell>
          <table:table-cell table:style-name="ce34" table:formula="of:=(([.$B$3])^3*[.C10])/([.I10]+[.B10])" office:value-type="float" office:value="1376010663.37646" calcext:value-type="float">
            <text:p>1376010663</text:p>
          </table:table-cell>
          <table:table-cell table:style-name="ce39" table:formula="of:=[.J10]/(10)^6" office:value-type="float" office:value="1376.01066337646" calcext:value-type="float">
            <text:p>1376,0106634</text:p>
          </table:table-cell>
          <table:table-cell table:style-name="ce44" table:formula="of:=([.$K$8]*[.C10])/[.K10]" office:value-type="float" office:value="1.00042002972903" calcext:value-type="float">
            <text:p>1,0004200</text:p>
          </table:table-cell>
          <table:table-cell office:value-type="float" office:value="1334.824422174" calcext:value-type="float">
            <text:p>1334,824422174</text:p>
          </table:table-cell>
          <table:table-cell office:value-type="float" office:value="54.75" calcext:value-type="float">
            <text:p>54,75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style-name="ce52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82" table:formula="of:=(([$THIN_core.$B$3])^(2)*[.G11]*8)/(1024^(2))" office:value-type="float" office:value="22.430419921875" calcext:value-type="float">
            <text:p>22</text:p>
          </table:table-cell>
          <table:table-cell table:style-name="ce29" table:formula="of:=([.H11]/([.$E$3]))+[.G11]*[.$D$3]*10^(-6)" office:value-type="float" office:value="0.00188383333470246" calcext:value-type="float">
            <text:p>0,00188</text:p>
          </table:table-cell>
          <table:table-cell table:style-name="ce34" table:formula="of:=(([.$B$3])^3*[.C11])/([.I11]+[.B11])" office:value-type="float" office:value="1375721862.64076" calcext:value-type="float">
            <text:p>1375721863</text:p>
          </table:table-cell>
          <table:table-cell table:style-name="ce39" table:formula="of:=[.J11]/(10)^6" office:value-type="float" office:value="1375.72186264076" calcext:value-type="float">
            <text:p>1375,7218626</text:p>
          </table:table-cell>
          <table:table-cell table:style-name="ce44" table:formula="of:=([.$K$8]*[.C11])/[.K11]" office:value-type="float" office:value="1.00063004459355" calcext:value-type="float">
            <text:p>1,0006300</text:p>
          </table:table-cell>
          <table:table-cell office:value-type="float" office:value="1342.339289854" calcext:value-type="float">
            <text:p>1342,339289854</text:p>
          </table:table-cell>
          <table:table-cell office:value-type="float" office:value="54.57" calcext:value-type="float">
            <text:p>54,57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style-name="ce52" office:value-type="float" office:value="12" calcext:value-type="float">
            <text:p>1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82" table:formula="of:=(([$THIN_core.$B$3])^(2)*[.G12]*8)/(1024^(2))" office:value-type="float" office:value="14.95361328125" calcext:value-type="float">
            <text:p>15</text:p>
          </table:table-cell>
          <table:table-cell table:style-name="ce29" table:formula="of:=([.H12]/([.$E$3]))+[.G12]*[.$D$3]*10^(-6)" office:value-type="float" office:value="0.00125588888980164" calcext:value-type="float">
            <text:p>0,00126</text:p>
          </table:table-cell>
          <table:table-cell table:style-name="ce34" table:formula="of:=(([.$B$3])^3*[.C12])/([.I12]+[.B12])" office:value-type="float" office:value="1376010663.37646" calcext:value-type="float">
            <text:p>1376010663</text:p>
          </table:table-cell>
          <table:table-cell table:style-name="ce39" table:formula="of:=[.J12]/(10)^6" office:value-type="float" office:value="1376.01066337646" calcext:value-type="float">
            <text:p>1376,0106634</text:p>
          </table:table-cell>
          <table:table-cell table:style-name="ce44" table:formula="of:=([.$K$8]*[.C12])/[.K12]" office:value-type="float" office:value="1.00042002972903" calcext:value-type="float">
            <text:p>1,0004200</text:p>
          </table:table-cell>
          <table:table-cell office:value-type="float" office:value="1341.98425921099" calcext:value-type="float">
            <text:p>1341,98425921099</text:p>
          </table:table-cell>
          <table:table-cell office:value-type="float" office:value="54.58" calcext:value-type="float">
            <text:p>54,58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style-name="ce71" office:value-type="float" office:value="24" calcext:value-type="float">
            <text:p>24</text:p>
          </table:table-cell>
          <table:table-cell table:style-name="ce75" office:value-type="float" office:value="24" calcext:value-type="float">
            <text:p>24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83" table:formula="of:=(([$THIN_core.$B$3])^(2)*[.G13]*8)/(1024^(2))" office:value-type="float" office:value="7.476806640625" calcext:value-type="float">
            <text:p>7</text:p>
          </table:table-cell>
          <table:table-cell table:style-name="ce86" table:formula="of:=([.H13]/([.$E$3]))+[.G13]*[.$D$3]*10^(-6)" office:value-type="float" office:value="0.000627944444900819" calcext:value-type="float">
            <text:p>0,00063</text:p>
          </table:table-cell>
          <table:table-cell table:style-name="ce89" table:formula="of:=(([.$B$3])^3*[.C13])/([.I13]+[.B13])" office:value-type="float" office:value="2752599170.78317" calcext:value-type="float">
            <text:p>2752599171</text:p>
          </table:table-cell>
          <table:table-cell table:style-name="ce92" table:formula="of:=[.J13]/(10)^6" office:value-type="float" office:value="2752.59917078317" calcext:value-type="float">
            <text:p>2752,5991708</text:p>
          </table:table-cell>
          <table:table-cell table:style-name="ce97" table:formula="of:=([.$K$8]*[.C13])/[.K13]" office:value-type="float" office:value="1.00021001486452" calcext:value-type="float">
            <text:p>1,0002100</text:p>
          </table:table-cell>
          <table:table-cell office:value-type="float" office:value="2680.570156498" calcext:value-type="float">
            <text:p>2680,570156498</text:p>
          </table:table-cell>
          <table:table-cell office:value-type="float" office:value="54.8" calcext:value-type="float">
            <text:p>54,8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style-name="ce71" office:value-type="float" office:value="24" calcext:value-type="float">
            <text:p>24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83" table:formula="of:=(([$THIN_core.$B$3])^(2)*[.G14]*8)/(1024^(2))" office:value-type="float" office:value="14.95361328125" calcext:value-type="float">
            <text:p>15</text:p>
          </table:table-cell>
          <table:table-cell table:style-name="ce86" table:formula="of:=([.H14]/([.$E$3]))+[.G14]*[.$D$3]*10^(-6)" office:value-type="float" office:value="0.00125588888980164" calcext:value-type="float">
            <text:p>0,00126</text:p>
          </table:table-cell>
          <table:table-cell table:style-name="ce89" table:formula="of:=(([.$B$3])^3*[.C14])/([.I14]+[.B14])" office:value-type="float" office:value="2752021326.75292" calcext:value-type="float">
            <text:p>2752021327</text:p>
          </table:table-cell>
          <table:table-cell table:style-name="ce92" table:formula="of:=[.J14]/(10)^6" office:value-type="float" office:value="2752.02132675292" calcext:value-type="float">
            <text:p>2752,0213268</text:p>
          </table:table-cell>
          <table:table-cell table:style-name="ce97" table:formula="of:=([.$K$8]*[.C14])/[.K14]" office:value-type="float" office:value="1.00042002972903" calcext:value-type="float">
            <text:p>1,0004200</text:p>
          </table:table-cell>
          <table:table-cell office:value-type="float" office:value="2683.971787178" calcext:value-type="float">
            <text:p>2683,971787178</text:p>
          </table:table-cell>
          <table:table-cell office:value-type="float" office:value="54.75" calcext:value-type="float">
            <text:p>54,75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style-name="ce71" office:value-type="float" office:value="24" calcext:value-type="float">
            <text:p>24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83" table:formula="of:=(([$THIN_core.$B$3])^(2)*[.G15]*8)/(1024^(2))" office:value-type="float" office:value="14.95361328125" calcext:value-type="float">
            <text:p>15</text:p>
          </table:table-cell>
          <table:table-cell table:style-name="ce86" table:formula="of:=([.H15]/([.$E$3]))+[.G15]*[.$D$3]*10^(-6)" office:value-type="float" office:value="0.00125588888980164" calcext:value-type="float">
            <text:p>0,00126</text:p>
          </table:table-cell>
          <table:table-cell table:style-name="ce89" table:formula="of:=(([.$B$3])^3*[.C15])/([.I15]+[.B15])" office:value-type="float" office:value="2752021326.75292" calcext:value-type="float">
            <text:p>2752021327</text:p>
          </table:table-cell>
          <table:table-cell table:style-name="ce92" table:formula="of:=[.J15]/(10)^6" office:value-type="float" office:value="2752.02132675292" calcext:value-type="float">
            <text:p>2752,0213268</text:p>
          </table:table-cell>
          <table:table-cell table:style-name="ce97" table:formula="of:=([.$K$8]*[.C15])/[.K15]" office:value-type="float" office:value="1.00042002972903" calcext:value-type="float">
            <text:p>1,0004200</text:p>
          </table:table-cell>
          <table:table-cell office:value-type="float" office:value="2678.966197693" calcext:value-type="float">
            <text:p>2678,966197693</text:p>
          </table:table-cell>
          <table:table-cell office:value-type="float" office:value="54.78" calcext:value-type="float">
            <text:p>54,78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style-name="ce71" office:value-type="float" office:value="24" calcext:value-type="float">
            <text:p>24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83" table:formula="of:=(([$THIN_core.$B$3])^(2)*[.G16]*8)/(1024^(2))" office:value-type="float" office:value="14.95361328125" calcext:value-type="float">
            <text:p>15</text:p>
          </table:table-cell>
          <table:table-cell table:style-name="ce86" table:formula="of:=([.H16]/([.$E$3]))+[.G16]*[.$D$3]*10^(-6)" office:value-type="float" office:value="0.00125588888980164" calcext:value-type="float">
            <text:p>0,00126</text:p>
          </table:table-cell>
          <table:table-cell table:style-name="ce89" table:formula="of:=(([.$B$3])^3*[.C16])/([.I16]+[.B16])" office:value-type="float" office:value="2752021326.75292" calcext:value-type="float">
            <text:p>2752021327</text:p>
          </table:table-cell>
          <table:table-cell table:style-name="ce92" table:formula="of:=[.J16]/(10)^6" office:value-type="float" office:value="2752.02132675292" calcext:value-type="float">
            <text:p>2752,0213268</text:p>
          </table:table-cell>
          <table:table-cell table:style-name="ce97" table:formula="of:=([.$K$8]*[.C16])/[.K16]" office:value-type="float" office:value="1.00042002972903" calcext:value-type="float">
            <text:p>1,0004200</text:p>
          </table:table-cell>
          <table:table-cell office:value-type="float" office:value="2676.79285842" calcext:value-type="float">
            <text:p>2676,79285842</text:p>
          </table:table-cell>
          <table:table-cell office:value-type="float" office:value="54.79" calcext:value-type="float">
            <text:p>54,79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style-name="ce71" office:value-type="float" office:value="24" calcext:value-type="float">
            <text:p>24</text:p>
          </table:table-cell>
          <table:table-cell table:style-name="ce75" office:value-type="float" office:value="6" calcext:value-type="float">
            <text:p>6</text:p>
          </table:table-cell>
          <table:table-cell table:number-columns-repeated="2" table:style-name="ce75" office:value-type="float" office:value="2" calcext:value-type="float">
            <text:p>2</text:p>
          </table:table-cell>
          <table:table-cell table:style-name="ce78" office:value-type="float" office:value="6" calcext:value-type="float">
            <text:p>6</text:p>
          </table:table-cell>
          <table:table-cell table:style-name="ce83" table:formula="of:=(([$THIN_core.$B$3])^(2)*[.G17]*8)/(1024^(2))" office:value-type="float" office:value="22.430419921875" calcext:value-type="float">
            <text:p>22</text:p>
          </table:table-cell>
          <table:table-cell table:style-name="ce86" table:formula="of:=([.H17]/([.$E$3]))+[.G17]*[.$D$3]*10^(-6)" office:value-type="float" office:value="0.00188383333470246" calcext:value-type="float">
            <text:p>0,00188</text:p>
          </table:table-cell>
          <table:table-cell table:style-name="ce89" table:formula="of:=(([.$B$3])^3*[.C17])/([.I17]+[.B17])" office:value-type="float" office:value="2751443725.28152" calcext:value-type="float">
            <text:p>2751443725</text:p>
          </table:table-cell>
          <table:table-cell table:style-name="ce92" table:formula="of:=[.J17]/(10)^6" office:value-type="float" office:value="2751.44372528152" calcext:value-type="float">
            <text:p>2751,4437253</text:p>
          </table:table-cell>
          <table:table-cell table:style-name="ce97" table:formula="of:=([.$K$8]*[.C17])/[.K17]" office:value-type="float" office:value="1.00063004459355" calcext:value-type="float">
            <text:p>1,0006300</text:p>
          </table:table-cell>
          <table:table-cell office:value-type="float" office:value="2681.906202337" calcext:value-type="float">
            <text:p>2681,906202337</text:p>
          </table:table-cell>
          <table:table-cell office:value-type="float" office:value="54.82" calcext:value-type="float">
            <text:p>54,82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style-name="ce71" office:value-type="float" office:value="24" calcext:value-type="float">
            <text:p>24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8" office:value-type="float" office:value="6" calcext:value-type="float">
            <text:p>6</text:p>
          </table:table-cell>
          <table:table-cell table:style-name="ce83" table:formula="of:=(([$THIN_core.$B$3])^(2)*[.G18]*8)/(1024^(2))" office:value-type="float" office:value="22.430419921875" calcext:value-type="float">
            <text:p>22</text:p>
          </table:table-cell>
          <table:table-cell table:style-name="ce86" table:formula="of:=([.H18]/([.$E$3]))+[.G18]*[.$D$3]*10^(-6)" office:value-type="float" office:value="0.00188383333470246" calcext:value-type="float">
            <text:p>0,00188</text:p>
          </table:table-cell>
          <table:table-cell table:style-name="ce89" table:formula="of:=(([.$B$3])^3*[.C18])/([.I18]+[.B18])" office:value-type="float" office:value="2751443725.28152" calcext:value-type="float">
            <text:p>2751443725</text:p>
          </table:table-cell>
          <table:table-cell table:style-name="ce92" table:formula="of:=[.J18]/(10)^6" office:value-type="float" office:value="2751.44372528152" calcext:value-type="float">
            <text:p>2751,4437253</text:p>
          </table:table-cell>
          <table:table-cell table:style-name="ce97" table:formula="of:=([.$K$8]*[.C18])/[.K18]" office:value-type="float" office:value="1.00063004459355" calcext:value-type="float">
            <text:p>1,0006300</text:p>
          </table:table-cell>
          <table:table-cell office:value-type="float" office:value="2674.085758312" calcext:value-type="float">
            <text:p>2674,085758312</text:p>
          </table:table-cell>
          <table:table-cell office:value-type="float" office:value="54.85" calcext:value-type="float">
            <text:p>54,85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48" calcext:value-type="float">
            <text:p>48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84" table:formula="of:=(([$THIN_core.$B$3])^(2)*[.G19]*8)/(1024^(2))" office:value-type="float" office:value="7.476806640625" calcext:value-type="float">
            <text:p>7</text:p>
          </table:table-cell>
          <table:table-cell table:style-name="ce87" table:formula="of:=([.H19]/([.$E$3]))+[.G19]*[.$D$3]*10^(-6)" office:value-type="float" office:value="0.000627944444900819" calcext:value-type="float">
            <text:p>0,00063</text:p>
          </table:table-cell>
          <table:table-cell table:style-name="ce90" table:formula="of:=(([.$B$3])^3*[.C19])/([.I19]+[.B19])" office:value-type="float" office:value="5505198341.56633" calcext:value-type="float">
            <text:p>5505198342</text:p>
          </table:table-cell>
          <table:table-cell table:style-name="ce93" table:formula="of:=[.J19]/(10)^6" office:value-type="float" office:value="5505.19834156633" calcext:value-type="float">
            <text:p>5505,1983416</text:p>
          </table:table-cell>
          <table:table-cell table:style-name="ce98" table:formula="of:=([.$K$8]*[.C19])/[.K19]" office:value-type="float" office:value="1.00021001486452" calcext:value-type="float">
            <text:p>1,0002100</text:p>
          </table:table-cell>
          <table:table-cell office:value-type="float" office:value="5260.937917648" calcext:value-type="float">
            <text:p>5260,937917648</text:p>
          </table:table-cell>
          <table:table-cell office:value-type="float" office:value="56.39" calcext:value-type="float">
            <text:p>56,39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79" office:value-type="float" office:value="4" calcext:value-type="float">
            <text:p>4</text:p>
          </table:table-cell>
          <table:table-cell table:style-name="ce84" table:formula="of:=(([$THIN_core.$B$3])^(2)*[.G20]*8)/(1024^(2))" office:value-type="float" office:value="14.95361328125" calcext:value-type="float">
            <text:p>15</text:p>
          </table:table-cell>
          <table:table-cell table:style-name="ce87" table:formula="of:=([.H20]/([.$E$3]))+[.G20]*[.$D$3]*10^(-6)" office:value-type="float" office:value="0.00125588888980164" calcext:value-type="float">
            <text:p>0,00126</text:p>
          </table:table-cell>
          <table:table-cell table:style-name="ce90" table:formula="of:=(([.$B$3])^3*[.C20])/([.I20]+[.B20])" office:value-type="float" office:value="5504042653.50584" calcext:value-type="float">
            <text:p>5504042654</text:p>
          </table:table-cell>
          <table:table-cell table:style-name="ce93" table:formula="of:=[.J20]/(10)^6" office:value-type="float" office:value="5504.04265350584" calcext:value-type="float">
            <text:p>5504,0426535</text:p>
          </table:table-cell>
          <table:table-cell table:style-name="ce98" table:formula="of:=([.$K$8]*[.C20])/[.K20]" office:value-type="float" office:value="1.00042002972903" calcext:value-type="float">
            <text:p>1,0004200</text:p>
          </table:table-cell>
          <table:table-cell office:value-type="float" office:value="5247.754482142" calcext:value-type="float">
            <text:p>5247,754482142</text:p>
          </table:table-cell>
          <table:table-cell office:value-type="float" office:value="56.51" calcext:value-type="float">
            <text:p>56,51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9" office:value-type="float" office:value="4" calcext:value-type="float">
            <text:p>4</text:p>
          </table:table-cell>
          <table:table-cell table:style-name="ce84" table:formula="of:=(([$THIN_core.$B$3])^(2)*[.G21]*8)/(1024^(2))" office:value-type="float" office:value="14.95361328125" calcext:value-type="float">
            <text:p>15</text:p>
          </table:table-cell>
          <table:table-cell table:style-name="ce87" table:formula="of:=([.H21]/([.$E$3]))+[.G21]*[.$D$3]*10^(-6)" office:value-type="float" office:value="0.00125588888980164" calcext:value-type="float">
            <text:p>0,00126</text:p>
          </table:table-cell>
          <table:table-cell table:style-name="ce90" table:formula="of:=(([.$B$3])^3*[.C21])/([.I21]+[.B21])" office:value-type="float" office:value="5504042653.50584" calcext:value-type="float">
            <text:p>5504042654</text:p>
          </table:table-cell>
          <table:table-cell table:style-name="ce93" table:formula="of:=[.J21]/(10)^6" office:value-type="float" office:value="5504.04265350584" calcext:value-type="float">
            <text:p>5504,0426535</text:p>
          </table:table-cell>
          <table:table-cell table:style-name="ce98" table:formula="of:=([.$K$8]*[.C21])/[.K21]" office:value-type="float" office:value="1.00042002972903" calcext:value-type="float">
            <text:p>1,0004200</text:p>
          </table:table-cell>
          <table:table-cell office:value-type="float" office:value="5249.958724043" calcext:value-type="float">
            <text:p>5249,958724043</text:p>
          </table:table-cell>
          <table:table-cell office:value-type="float" office:value="56.58" calcext:value-type="float">
            <text:p>56,58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79" office:value-type="float" office:value="6" calcext:value-type="float">
            <text:p>6</text:p>
          </table:table-cell>
          <table:table-cell table:style-name="ce84" table:formula="of:=(([$THIN_core.$B$3])^(2)*[.G22]*8)/(1024^(2))" office:value-type="float" office:value="22.430419921875" calcext:value-type="float">
            <text:p>22</text:p>
          </table:table-cell>
          <table:table-cell table:style-name="ce87" table:formula="of:=([.H22]/([.$E$3]))+[.G22]*[.$D$3]*10^(-6)" office:value-type="float" office:value="0.00188383333470246" calcext:value-type="float">
            <text:p>0,00188</text:p>
          </table:table-cell>
          <table:table-cell table:style-name="ce90" table:formula="of:=(([.$B$3])^3*[.C22])/([.I22]+[.B22])" office:value-type="float" office:value="5502887450.56305" calcext:value-type="float">
            <text:p>5502887451</text:p>
          </table:table-cell>
          <table:table-cell table:style-name="ce93" table:formula="of:=[.J22]/(10)^6" office:value-type="float" office:value="5502.88745056305" calcext:value-type="float">
            <text:p>5502,8874506</text:p>
          </table:table-cell>
          <table:table-cell table:style-name="ce98" table:formula="of:=([.$K$8]*[.C22])/[.K22]" office:value-type="float" office:value="1.00063004459355" calcext:value-type="float">
            <text:p>1,0006300</text:p>
          </table:table-cell>
          <table:table-cell office:value-type="float" office:value="5215.275131247" calcext:value-type="float">
            <text:p>5215,275131247</text:p>
          </table:table-cell>
          <table:table-cell office:value-type="float" office:value="56.73" calcext:value-type="float">
            <text:p>56,73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.99" calcext:value-type="float">
            <text:p>2,99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" calcext:value-type="float">
            <text:p>1</text:p>
          </table:table-cell>
          <table:table-cell table:style-name="ce79" office:value-type="float" office:value="4" calcext:value-type="float">
            <text:p>4</text:p>
          </table:table-cell>
          <table:table-cell table:style-name="ce84" table:formula="of:=(([$THIN_core.$B$3])^(2)*[.G23]*8)/(1024^(2))" office:value-type="float" office:value="14.95361328125" calcext:value-type="float">
            <text:p>15</text:p>
          </table:table-cell>
          <table:table-cell table:style-name="ce87" table:formula="of:=([.H23]/([.$E$3]))+[.G23]*[.$D$3]*10^(-6)" office:value-type="float" office:value="0.00125588888980164" calcext:value-type="float">
            <text:p>0,00126</text:p>
          </table:table-cell>
          <table:table-cell table:style-name="ce90" table:formula="of:=(([.$B$3])^3*[.C23])/([.I23]+[.B23])" office:value-type="float" office:value="5504042653.50584" calcext:value-type="float">
            <text:p>5504042654</text:p>
          </table:table-cell>
          <table:table-cell table:style-name="ce93" table:formula="of:=[.J23]/(10)^6" office:value-type="float" office:value="5504.04265350584" calcext:value-type="float">
            <text:p>5504,0426535</text:p>
          </table:table-cell>
          <table:table-cell table:style-name="ce98" table:formula="of:=([.$K$8]*[.C23])/[.K23]" office:value-type="float" office:value="1.00042002972903" calcext:value-type="float">
            <text:p>1,0004200</text:p>
          </table:table-cell>
          <table:table-cell office:value-type="float" office:value="5222.119960204" calcext:value-type="float">
            <text:p>5222,119960204</text:p>
          </table:table-cell>
          <table:table-cell office:value-type="float" office:value="56.67" calcext:value-type="float">
            <text:p>56,67</text:p>
          </table:table-cell>
          <table:table-cell table:number-columns-repeated="50"/>
        </table:table-row>
        <table:table-row table:style-name="ro1">
          <table:table-cell/>
          <table:table-cell table:style-name="ce6" office:value-type="float" office:value="2.99" calcext:value-type="float">
            <text:p>2,99</text:p>
          </table:table-cell>
          <table:table-cell table:style-name="ce73" office:value-type="float" office:value="48" calcext:value-type="float">
            <text:p>48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80" office:value-type="float" office:value="6" calcext:value-type="float">
            <text:p>6</text:p>
          </table:table-cell>
          <table:table-cell table:style-name="ce85" table:formula="of:=(([$THIN_core.$B$3])^(2)*[.G24]*8)/(1024^(2))" office:value-type="float" office:value="22.430419921875" calcext:value-type="float">
            <text:p>22</text:p>
          </table:table-cell>
          <table:table-cell table:style-name="ce88" table:formula="of:=([.H24]/([.$E$3]))+[.G24]*[.$D$3]*10^(-6)" office:value-type="float" office:value="0.00188383333470246" calcext:value-type="float">
            <text:p>0,00188</text:p>
          </table:table-cell>
          <table:table-cell table:style-name="ce91" table:formula="of:=(([.$B$3])^3*[.C24])/([.I24]+[.B24])" office:value-type="float" office:value="5502887450.56305" calcext:value-type="float">
            <text:p>5502887451</text:p>
          </table:table-cell>
          <table:table-cell table:style-name="ce94" table:formula="of:=[.J24]/(10)^6" office:value-type="float" office:value="5502.88745056305" calcext:value-type="float">
            <text:p>5502,8874506</text:p>
          </table:table-cell>
          <table:table-cell table:style-name="ce99" table:formula="of:=([.$K$8]*[.C24])/[.K24]" office:value-type="float" office:value="1.00063004459355" calcext:value-type="float">
            <text:p>1,0006300</text:p>
          </table:table-cell>
          <table:table-cell office:value-type="float" office:value="5244.173203355" calcext:value-type="float">
            <text:p>5244,173203355</text:p>
          </table:table-cell>
          <table:table-cell office:value-type="float" office:value="56.52" calcext:value-type="float">
            <text:p>56,52</text:p>
          </table:table-cell>
          <table:table-cell table:number-columns-repeated="50"/>
        </table:table-row>
        <table:table-row table:style-name="ro1">
          <table:table-cell table:number-columns-repeated="10"/>
          <table:table-cell table:style-name="ce95"/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#np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mlup</text:p>
          </table:table-cell>
          <table:table-cell office:value-type="string" calcext:value-type="string">
            <text:p>elapsed</text:p>
          </table:table-cell>
          <table:table-cell table:number-columns-repeated="56"/>
        </table:table-row>
        <table:table-row table:style-name="ro1"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4.309647724" calcext:value-type="float">
            <text:p>1334,309647724</text:p>
          </table:table-cell>
          <table:table-cell office:value-type="float" office:value="54.8" calcext:value-type="float">
            <text:p>54,8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table:formula="of:=AVERAGE([.L8:.L24])" office:value-type="float" office:value="1.00042002972903" calcext:value-type="float">
            <text:p>1,00042002972903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34.824422174" calcext:value-type="float">
            <text:p>1334,824422174</text:p>
          </table:table-cell>
          <table:table-cell office:value-type="float" office:value="54.75" calcext:value-type="float">
            <text:p>54,7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42.339289854" calcext:value-type="float">
            <text:p>1342,339289854</text:p>
          </table:table-cell>
          <table:table-cell office:value-type="float" office:value="54.57" calcext:value-type="float">
            <text:p>54,5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41.98425921099" calcext:value-type="float">
            <text:p>1341,98425921099</text:p>
          </table:table-cell>
          <table:table-cell office:value-type="float" office:value="54.58" calcext:value-type="float">
            <text:p>54,58</text:p>
          </table:table-cell>
          <table:table-cell table:number-columns-repeated="56"/>
        </table:table-row>
        <table:table-row table:style-name="ro1"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80.570156498" calcext:value-type="float">
            <text:p>2680,570156498</text:p>
          </table:table-cell>
          <table:table-cell office:value-type="float" office:value="54.8" calcext:value-type="float">
            <text:p>54,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83.971787178" calcext:value-type="float">
            <text:p>2683,971787178</text:p>
          </table:table-cell>
          <table:table-cell office:value-type="float" office:value="54.75" calcext:value-type="float">
            <text:p>54,7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78.966197693" calcext:value-type="float">
            <text:p>2678,966197693</text:p>
          </table:table-cell>
          <table:table-cell office:value-type="float" office:value="54.78" calcext:value-type="float">
            <text:p>54,7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76.79285842" calcext:value-type="float">
            <text:p>2676,79285842</text:p>
          </table:table-cell>
          <table:table-cell office:value-type="float" office:value="54.79" calcext:value-type="float">
            <text:p>54,79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81.906202337" calcext:value-type="float">
            <text:p>2681,906202337</text:p>
          </table:table-cell>
          <table:table-cell office:value-type="float" office:value="54.82" calcext:value-type="float">
            <text:p>54,8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74.085758312" calcext:value-type="float">
            <text:p>2674,085758312</text:p>
          </table:table-cell>
          <table:table-cell office:value-type="float" office:value="54.85" calcext:value-type="float">
            <text:p>54,85</text:p>
          </table:table-cell>
          <table:table-cell table:number-columns-repeated="56"/>
        </table:table-row>
        <table:table-row table:style-name="ro1">
          <table:table-cell table:number-columns-repeated="2"/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60.937917648" calcext:value-type="float">
            <text:p>5260,937917648</text:p>
          </table:table-cell>
          <table:table-cell office:value-type="float" office:value="56.39" calcext:value-type="float">
            <text:p>56,39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47.754482142" calcext:value-type="float">
            <text:p>5247,754482142</text:p>
          </table:table-cell>
          <table:table-cell office:value-type="float" office:value="56.51" calcext:value-type="float">
            <text:p>56,5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49.958724043" calcext:value-type="float">
            <text:p>5249,958724043</text:p>
          </table:table-cell>
          <table:table-cell office:value-type="float" office:value="56.58" calcext:value-type="float">
            <text:p>56,5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215.275131247" calcext:value-type="float">
            <text:p>5215,275131247</text:p>
          </table:table-cell>
          <table:table-cell office:value-type="float" office:value="56.73" calcext:value-type="float">
            <text:p>56,7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222.119960204" calcext:value-type="float">
            <text:p>5222,119960204</text:p>
          </table:table-cell>
          <table:table-cell office:value-type="float" office:value="56.67" calcext:value-type="float">
            <text:p>56,6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244.173203355" calcext:value-type="float">
            <text:p>5244,173203355</text:p>
          </table:table-cell>
          <table:table-cell office:value-type="float" office:value="56.52" calcext:value-type="float">
            <text:p>56,52</text:p>
          </table:table-cell>
          <table:table-cell table:number-columns-repeated="56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thin_node" table:base-cell-address="$THIN_core.$A$1" table:cell-range-address="$THIN_node.$C$26:.$H$41"/>
        </table:named-expressions>
      </table:table>
      <table:table table:name="GPU_soc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number-columns-repeated="56" table:default-cell-style-name="Default"/>
        <table:table-row table:style-name="ro1">
          <table:table-cell table:number-columns-repeated="3"/>
          <table:table-cell office:value-type="string" calcext:value-type="string">
            <text:p>PINGPING on GPU</text:p>
          </table:table-cell>
          <table:table-cell table:number-columns-repeated="10"/>
          <table:table-cell office:value-type="string" calcext:value-type="string">
            <text:p>Ts GPU 695</text:p>
          </table:table-cell>
          <table:table-cell office:value-type="float" office:value="4.225" calcext:value-type="float">
            <text:p>4,225</text:p>
          </table:table-cell>
          <table:table-cell office:value-type="string" calcext:value-type="string">
            <text:p>48 tutti by core by socket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at_soc [us]</text:p>
          </table:table-cell>
          <table:table-cell office:value-type="string" calcext:value-type="string">
            <text:p>B_soc[MB/s]</text:p>
          </table:table-cell>
          <table:table-cell table:number-columns-repeated="9"/>
          <table:table-cell office:value-type="string" calcext:value-type="string">
            <text:p>Ts GPU 700</text:p>
          </table:table-cell>
          <table:table-cell office:value-type="float" office:value="4.317" calcext:value-type="float">
            <text:p>4,317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0.54" calcext:value-type="float">
            <text:p>0,54</text:p>
          </table:table-cell>
          <table:table-cell office:value-type="float" office:value="5471.172" calcext:value-type="float">
            <text:p>5471,172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string" calcext:value-type="string">
            <text:p>BY SOCKE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s(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k'</text:p>
          </table:table-cell>
          <table:table-cell office:value-type="string" calcext:value-type="string">
            <text:p>C(L,N) [MB]</text:p>
          </table:table-cell>
          <table:table-cell office:value-type="string" calcext:value-type="string">
            <text:p>Tc(L,N)</text:p>
          </table:table-cell>
          <table:table-cell office:value-type="string" calcext:value-type="string">
            <text:p>P(L,N)[LUPs] </text:p>
          </table:table-cell>
          <table:table-cell office:value-type="string" calcext:value-type="string">
            <text:p>P(L,N)[MLUPs] </text:p>
          </table:table-cell>
          <table:table-cell office:value-type="string" calcext:value-type="string">
            <text:p>P(1)*N/P(L,N) </text:p>
          </table:table-cell>
          <table:table-cell office:value-type="string" calcext:value-type="string">
            <text:p>data[MLUPs] </text:p>
          </table:table-cell>
          <table:table-cell office:value-type="string" calcext:value-type="string">
            <text:p>elapsed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.317" calcext:value-type="float">
            <text:p>4,3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[.$B$3])^3*[.C8])/([.I8]+[.B8])" office:value-type="float" office:value="79453324.0676396" calcext:value-type="float">
            <text:p>79453324,0676396</text:p>
          </table:table-cell>
          <table:table-cell table:formula="of:=[.J8]/(1000)^2" office:value-type="float" office:value="79.4533240676396" calcext:value-type="float">
            <text:p>79,4533240676396</text:p>
          </table:table-cell>
          <table:table-cell table:formula="of:=([.$K$8]*[.C8])/[.K8]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/>
          <table:table-cell table:formula="of:=[.B8]" office:value-type="float" office:value="4.317" calcext:value-type="float">
            <text:p>4,317</text:p>
          </table:table-cell>
          <table:table-cell table:style-name="ce52" office:value-type="float" office:value="12" calcext:value-type="float">
            <text:p>1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82" table:formula="of:=(([.$B$3])^(2)*[.G9]*8)/(1024^(2))" office:value-type="float" office:value="7.476806640625" calcext:value-type="float">
            <text:p>7</text:p>
          </table:table-cell>
          <table:table-cell table:style-name="ce29" table:formula="of:=([.H9]/([.$E$3]))+[.G9]*[.$D$3]*10^(-6)" office:value-type="float" office:value="0.00136766226804513" calcext:value-type="float">
            <text:p>0,00137</text:p>
          </table:table-cell>
          <table:table-cell table:style-name="ce34" table:formula="of:=(([.$B$3])^3*[.C9])/([.I9]+[.B9])" office:value-type="float" office:value="953137926.62069" calcext:value-type="float">
            <text:p>953137927</text:p>
          </table:table-cell>
          <table:table-cell table:style-name="ce52" table:formula="of:=[.J9]/(10)^6" office:value-type="float" office:value="953.13792662069" calcext:value-type="float">
            <text:p>953,13792662069</text:p>
          </table:table-cell>
          <table:table-cell table:style-name="ce10" table:formula="of:=([.$K$8]*[.C9])/[.K9]" office:value-type="float" office:value="1.00031680849387" calcext:value-type="float">
            <text:p>1,00031680849387</text:p>
          </table:table-cell>
          <table:table-cell table:number-columns-repeated="52"/>
        </table:table-row>
        <table:table-row table:style-name="ro1">
          <table:table-cell/>
          <table:table-cell table:formula="of:=[.B9]" office:value-type="float" office:value="4.317" calcext:value-type="float">
            <text:p>4,317</text:p>
          </table:table-cell>
          <table:table-cell table:style-name="ce52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82" table:formula="of:=(([.$B$3])^(2)*[.G10]*8)/(1024^(2))" office:value-type="float" office:value="14.95361328125" calcext:value-type="float">
            <text:p>15</text:p>
          </table:table-cell>
          <table:table-cell table:style-name="ce29" table:formula="of:=([.H10]/([.$E$3]))+[.G10]*[.$D$3]*10^(-6)" office:value-type="float" office:value="0.00273532453609026" calcext:value-type="float">
            <text:p>0,00274</text:p>
          </table:table-cell>
          <table:table-cell table:style-name="ce34" table:formula="of:=(([.$B$3])^3*[.C10])/([.I10]+[.B10])" office:value-type="float" office:value="952836155.636927" calcext:value-type="float">
            <text:p>952836156</text:p>
          </table:table-cell>
          <table:table-cell table:style-name="ce52" table:formula="of:=[.J10]/(10)^6" office:value-type="float" office:value="952.836155636927" calcext:value-type="float">
            <text:p>952,836155636927</text:p>
          </table:table-cell>
          <table:table-cell table:style-name="ce10" table:formula="of:=([.$K$8]*[.C10])/[.K10]" office:value-type="float" office:value="1.00063361698774" calcext:value-type="float">
            <text:p>1,00063361698774</text:p>
          </table:table-cell>
          <table:table-cell table:number-columns-repeated="4"/>
          <table:table-cell table:style-name="ce50"/>
          <table:table-cell table:style-name="ce8"/>
          <table:table-cell table:number-columns-repeated="46"/>
        </table:table-row>
        <table:table-row table:style-name="ro1">
          <table:table-cell/>
          <table:table-cell table:formula="of:=[.B10]" office:value-type="float" office:value="4.317" calcext:value-type="float">
            <text:p>4,317</text:p>
          </table:table-cell>
          <table:table-cell table:style-name="ce52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82" table:formula="of:=(([.$B$3])^(2)*[.G11]*8)/(1024^(2))" office:value-type="float" office:value="22.430419921875" calcext:value-type="float">
            <text:p>22</text:p>
          </table:table-cell>
          <table:table-cell table:style-name="ce29" table:formula="of:=([.H11]/([.$E$3]))+[.G11]*[.$D$3]*10^(-6)" office:value-type="float" office:value="0.00410298680413538" calcext:value-type="float">
            <text:p>0,00410</text:p>
          </table:table-cell>
          <table:table-cell table:style-name="ce34" table:formula="of:=(([.$B$3])^3*[.C11])/([.I11]+[.B11])" office:value-type="float" office:value="952534575.678829" calcext:value-type="float">
            <text:p>952534576</text:p>
          </table:table-cell>
          <table:table-cell table:style-name="ce52" table:formula="of:=[.J11]/(10)^6" office:value-type="float" office:value="952.534575678829" calcext:value-type="float">
            <text:p>952,534575678829</text:p>
          </table:table-cell>
          <table:table-cell table:style-name="ce10" table:formula="of:=([.$K$8]*[.C11])/[.K11]" office:value-type="float" office:value="1.00095042548162" calcext:value-type="float">
            <text:p>1,00095042548162</text:p>
          </table:table-cell>
          <table:table-cell table:number-columns-repeated="4"/>
          <table:table-cell table:style-name="ce50"/>
          <table:table-cell table:style-name="ce8"/>
          <table:table-cell table:number-columns-repeated="46"/>
        </table:table-row>
        <table:table-row table:style-name="ro1">
          <table:table-cell/>
          <table:table-cell table:formula="of:=[.B11]" office:value-type="float" office:value="4.317" calcext:value-type="float">
            <text:p>4,317</text:p>
          </table:table-cell>
          <table:table-cell table:style-name="ce52" office:value-type="float" office:value="12" calcext:value-type="float">
            <text:p>1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82" table:formula="of:=(([.$B$3])^(2)*[.G12]*8)/(1024^(2))" office:value-type="float" office:value="14.95361328125" calcext:value-type="float">
            <text:p>15</text:p>
          </table:table-cell>
          <table:table-cell table:style-name="ce29" table:formula="of:=([.H12]/([.$E$3]))+[.G12]*[.$D$3]*10^(-6)" office:value-type="float" office:value="0.00273532453609026" calcext:value-type="float">
            <text:p>0,00274</text:p>
          </table:table-cell>
          <table:table-cell table:style-name="ce34" table:formula="of:=(([.$B$3])^3*[.C12])/([.I12]+[.B12])" office:value-type="float" office:value="952836155.636927" calcext:value-type="float">
            <text:p>952836156</text:p>
          </table:table-cell>
          <table:table-cell table:style-name="ce52" table:formula="of:=[.J12]/(10)^6" office:value-type="float" office:value="952.836155636927" calcext:value-type="float">
            <text:p>952,836155636927</text:p>
          </table:table-cell>
          <table:table-cell table:style-name="ce10" table:formula="of:=([.$K$8]*[.C12])/[.K12]" office:value-type="float" office:value="1.00063361698774" calcext:value-type="float">
            <text:p>1,00063361698774</text:p>
          </table:table-cell>
          <table:table-cell table:number-columns-repeated="4"/>
          <table:table-cell table:style-name="ce50"/>
          <table:table-cell table:style-name="ce8"/>
          <table:table-cell table:number-columns-repeated="46"/>
        </table:table-row>
        <table:table-row table:style-name="ro1">
          <table:table-cell/>
          <table:table-cell table:formula="of:=[.B12]" office:value-type="float" office:value="4.317" calcext:value-type="float">
            <text:p>4,317</text:p>
          </table:table-cell>
          <table:table-cell table:number-columns-repeated="2" table:style-name="ce75" office:value-type="float" office:value="24" calcext:value-type="float">
            <text:p>24</text:p>
          </table:table-cell>
          <table:table-cell table:style-name="ce75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75" table:formula="of:=(([.$B$3])^(2)*[.G13]*8)/(1024^(2))" office:value-type="float" office:value="7.476806640625" calcext:value-type="float">
            <text:p>7,476806640625</text:p>
          </table:table-cell>
          <table:table-cell table:style-name="ce75" table:formula="of:=([.H13]/([.$E$3]))+[.G13]*[.$D$3]*10^(-6)" office:value-type="float" office:value="0.00136766226804513" calcext:value-type="float">
            <text:p>0,00136766226804513</text:p>
          </table:table-cell>
          <table:table-cell table:style-name="ce75" table:formula="of:=(([.$B$3])^3*[.C13])/([.I13]+[.B13])" office:value-type="float" office:value="1906275853.24138" calcext:value-type="float">
            <text:p>1906275853,24138</text:p>
          </table:table-cell>
          <table:table-cell table:style-name="ce78" table:formula="of:=[.J13]/(10)^6" office:value-type="float" office:value="1906.27585324138" calcext:value-type="float">
            <text:p>1906,27585324138</text:p>
          </table:table-cell>
          <table:table-cell table:style-name="ce83" table:formula="of:=([.$K$8]*[.C13])/[.K13]" office:value-type="float" office:value="1.00031680849387" calcext:value-type="float">
            <text:p>1</text:p>
          </table:table-cell>
          <table:table-cell table:number-columns-repeated="4"/>
          <table:table-cell table:style-name="ce50"/>
          <table:table-cell table:style-name="ce8"/>
          <table:table-cell table:number-columns-repeated="46"/>
        </table:table-row>
        <table:table-row table:style-name="ro1">
          <table:table-cell/>
          <table:table-cell table:formula="of:=[.B13]" office:value-type="float" office:value="4.317" calcext:value-type="float">
            <text:p>4,317</text:p>
          </table:table-cell>
          <table:table-cell table:style-name="ce75" office:value-type="float" office:value="24" calcext:value-type="float">
            <text:p>24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75" table:formula="of:=(([.$B$3])^(2)*[.G14]*8)/(1024^(2))" office:value-type="float" office:value="14.95361328125" calcext:value-type="float">
            <text:p>14,95361328125</text:p>
          </table:table-cell>
          <table:table-cell table:style-name="ce75" table:formula="of:=([.H14]/([.$E$3]))+[.G14]*[.$D$3]*10^(-6)" office:value-type="float" office:value="0.00273532453609026" calcext:value-type="float">
            <text:p>0,00273532453609026</text:p>
          </table:table-cell>
          <table:table-cell table:style-name="ce75" table:formula="of:=(([.$B$3])^3*[.C14])/([.I14]+[.B14])" office:value-type="float" office:value="1905672311.27385" calcext:value-type="float">
            <text:p>1905672311,27385</text:p>
          </table:table-cell>
          <table:table-cell table:style-name="ce78" table:formula="of:=[.J14]/(10)^6" office:value-type="float" office:value="1905.67231127385" calcext:value-type="float">
            <text:p>1905,67231127385</text:p>
          </table:table-cell>
          <table:table-cell table:style-name="ce83" table:formula="of:=([.$K$8]*[.C14])/[.K14]" office:value-type="float" office:value="1.00063361698774" calcext:value-type="float">
            <text:p>1</text:p>
          </table:table-cell>
          <table:table-cell table:number-columns-repeated="4"/>
          <table:table-cell table:style-name="ce50"/>
          <table:table-cell table:style-name="ce8"/>
          <table:table-cell table:number-columns-repeated="46"/>
        </table:table-row>
        <table:table-row table:style-name="ro1">
          <table:table-cell/>
          <table:table-cell table:formula="of:=[.B14]" office:value-type="float" office:value="4.317" calcext:value-type="float">
            <text:p>4,317</text:p>
          </table:table-cell>
          <table:table-cell table:style-name="ce75" office:value-type="float" office:value="24" calcext:value-type="float">
            <text:p>24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75" table:formula="of:=(([.$B$3])^(2)*[.G15]*8)/(1024^(2))" office:value-type="float" office:value="14.95361328125" calcext:value-type="float">
            <text:p>14,95361328125</text:p>
          </table:table-cell>
          <table:table-cell table:style-name="ce75" table:formula="of:=([.H15]/([.$E$3]))+[.G15]*[.$D$3]*10^(-6)" office:value-type="float" office:value="0.00273532453609026" calcext:value-type="float">
            <text:p>0,00273532453609026</text:p>
          </table:table-cell>
          <table:table-cell table:style-name="ce75" table:formula="of:=(([.$B$3])^3*[.C15])/([.I15]+[.B15])" office:value-type="float" office:value="1905672311.27385" calcext:value-type="float">
            <text:p>1905672311,27385</text:p>
          </table:table-cell>
          <table:table-cell table:style-name="ce78" table:formula="of:=[.J15]/(10)^6" office:value-type="float" office:value="1905.67231127385" calcext:value-type="float">
            <text:p>1905,67231127385</text:p>
          </table:table-cell>
          <table:table-cell table:style-name="ce83" table:formula="of:=([.$K$8]*[.C15])/[.K15]" office:value-type="float" office:value="1.00063361698774" calcext:value-type="float">
            <text:p>1</text:p>
          </table:table-cell>
          <table:table-cell table:number-columns-repeated="4"/>
          <table:table-cell table:style-name="ce50"/>
          <table:table-cell table:style-name="ce8"/>
          <table:table-cell table:number-columns-repeated="46"/>
        </table:table-row>
        <table:table-row table:style-name="ro1">
          <table:table-cell/>
          <table:table-cell table:formula="of:=[.B15]" office:value-type="float" office:value="4.317" calcext:value-type="float">
            <text:p>4,317</text:p>
          </table:table-cell>
          <table:table-cell table:style-name="ce75" office:value-type="float" office:value="24" calcext:value-type="float">
            <text:p>24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75" table:formula="of:=(([.$B$3])^(2)*[.G16]*8)/(1024^(2))" office:value-type="float" office:value="14.95361328125" calcext:value-type="float">
            <text:p>14,95361328125</text:p>
          </table:table-cell>
          <table:table-cell table:style-name="ce75" table:formula="of:=([.H16]/([.$E$3]))+[.G16]*[.$D$3]*10^(-6)" office:value-type="float" office:value="0.00273532453609026" calcext:value-type="float">
            <text:p>0,00273532453609026</text:p>
          </table:table-cell>
          <table:table-cell table:style-name="ce75" table:formula="of:=(([.$B$3])^3*[.C16])/([.I16]+[.B16])" office:value-type="float" office:value="1905672311.27385" calcext:value-type="float">
            <text:p>1905672311,27385</text:p>
          </table:table-cell>
          <table:table-cell table:style-name="ce78" table:formula="of:=[.J16]/(10)^6" office:value-type="float" office:value="1905.67231127385" calcext:value-type="float">
            <text:p>1905,67231127385</text:p>
          </table:table-cell>
          <table:table-cell table:style-name="ce83" table:formula="of:=([.$K$8]*[.C16])/[.K16]" office:value-type="float" office:value="1.00063361698774" calcext:value-type="float">
            <text:p>1</text:p>
          </table:table-cell>
          <table:table-cell table:number-columns-repeated="4"/>
          <table:table-cell table:style-name="ce50"/>
          <table:table-cell table:style-name="ce8"/>
          <table:table-cell table:number-columns-repeated="46"/>
        </table:table-row>
        <table:table-row table:style-name="ro1">
          <table:table-cell/>
          <table:table-cell table:formula="of:=[.B16]" office:value-type="float" office:value="4.317" calcext:value-type="float">
            <text:p>4,317</text:p>
          </table:table-cell>
          <table:table-cell table:style-name="ce75" office:value-type="float" office:value="24" calcext:value-type="float">
            <text:p>24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8" office:value-type="float" office:value="2" calcext:value-type="float">
            <text:p>2</text:p>
          </table:table-cell>
          <table:table-cell table:style-name="ce83" office:value-type="float" office:value="6" calcext:value-type="float">
            <text:p>6</text:p>
          </table:table-cell>
          <table:table-cell table:style-name="ce75" table:formula="of:=(([.$B$3])^(2)*[.G17]*8)/(1024^(2))" office:value-type="float" office:value="22.430419921875" calcext:value-type="float">
            <text:p>22,430419921875</text:p>
          </table:table-cell>
          <table:table-cell table:style-name="ce75" table:formula="of:=([.H17]/([.$E$3]))+[.G17]*[.$D$3]*10^(-6)" office:value-type="float" office:value="0.00410298680413538" calcext:value-type="float">
            <text:p>0,00410298680413538</text:p>
          </table:table-cell>
          <table:table-cell table:style-name="ce75" table:formula="of:=(([.$B$3])^3*[.C17])/([.I17]+[.B17])" office:value-type="float" office:value="1905069151.35766" calcext:value-type="float">
            <text:p>1905069151,35766</text:p>
          </table:table-cell>
          <table:table-cell table:style-name="ce78" table:formula="of:=[.J17]/(10)^6" office:value-type="float" office:value="1905.06915135766" calcext:value-type="float">
            <text:p>1905,06915135766</text:p>
          </table:table-cell>
          <table:table-cell table:style-name="ce83" table:formula="of:=([.$K$8]*[.C17])/[.K17]" office:value-type="float" office:value="1.00095042548162" calcext:value-type="float">
            <text:p>1</text:p>
          </table:table-cell>
          <table:table-cell table:number-columns-repeated="4"/>
          <table:table-cell table:style-name="ce50"/>
          <table:table-cell table:style-name="ce8"/>
          <table:table-cell table:number-columns-repeated="46"/>
        </table:table-row>
        <table:table-row table:style-name="ro1">
          <table:table-cell/>
          <table:table-cell table:formula="of:=[.B17]" office:value-type="float" office:value="4.317" calcext:value-type="float">
            <text:p>4,317</text:p>
          </table:table-cell>
          <table:table-cell table:style-name="ce75" office:value-type="float" office:value="24" calcext:value-type="float">
            <text:p>24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83" office:value-type="float" office:value="6" calcext:value-type="float">
            <text:p>6</text:p>
          </table:table-cell>
          <table:table-cell table:style-name="ce75" table:formula="of:=(([.$B$3])^(2)*[.G18]*8)/(1024^(2))" office:value-type="float" office:value="22.430419921875" calcext:value-type="float">
            <text:p>22,430419921875</text:p>
          </table:table-cell>
          <table:table-cell table:style-name="ce75" table:formula="of:=([.H18]/([.$E$3]))+[.G18]*[.$D$3]*10^(-6)" office:value-type="float" office:value="0.00410298680413538" calcext:value-type="float">
            <text:p>0,00410298680413538</text:p>
          </table:table-cell>
          <table:table-cell table:style-name="ce75" table:formula="of:=(([.$B$3])^3*[.C18])/([.I18]+[.B18])" office:value-type="float" office:value="1905069151.35766" calcext:value-type="float">
            <text:p>1905069151,35766</text:p>
          </table:table-cell>
          <table:table-cell table:style-name="ce78" table:formula="of:=[.J18]/(10)^6" office:value-type="float" office:value="1905.06915135766" calcext:value-type="float">
            <text:p>1905,06915135766</text:p>
          </table:table-cell>
          <table:table-cell table:style-name="ce83" table:formula="of:=([.$K$8]*[.C18])/[.K18]" office:value-type="float" office:value="1.00095042548162" calcext:value-type="float">
            <text:p>1</text:p>
          </table:table-cell>
          <table:table-cell table:number-columns-repeated="4"/>
          <table:table-cell table:style-name="ce50"/>
          <table:table-cell table:style-name="ce8"/>
          <table:table-cell table:number-columns-repeated="46"/>
        </table:table-row>
        <table:table-row table:style-name="ro1">
          <table:table-cell/>
          <table:table-cell office:value-type="float" office:value="4.225" calcext:value-type="float">
            <text:p>4,22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([.$B$3])^(2)*[.G19]*8)/(1024^(2))" office:value-type="float" office:value="7.476806640625" calcext:value-type="float">
            <text:p>7,476806640625</text:p>
          </table:table-cell>
          <table:table-cell table:formula="of:=([.H19]/([.$E$3]))+[.G19]*[.$D$3]*10^(-6)" office:value-type="float" office:value="0.00136766226804513" calcext:value-type="float">
            <text:p>0,00136766226804513</text:p>
          </table:table-cell>
          <table:table-cell table:formula="of:=(([.$B$3])^3*[.C19])/([.I19]+[.B19])" office:value-type="float" office:value="3895543718.77924" calcext:value-type="float">
            <text:p>3895543718,77924</text:p>
          </table:table-cell>
          <table:table-cell table:formula="of:=[.J19]/(10)^6" office:value-type="float" office:value="3895.54371877924" calcext:value-type="float">
            <text:p>3895,54371877924</text:p>
          </table:table-cell>
          <table:table-cell table:formula="of:=([.$K$8]*[.C19])/[.K19]" office:value-type="float" office:value="0.979005712825583" calcext:value-type="float">
            <text:p>0,979005712825583</text:p>
          </table:table-cell>
          <table:table-cell office:value-type="float" office:value="1957.802785372" calcext:value-type="float">
            <text:p>1957,802785372</text:p>
          </table:table-cell>
          <table:table-cell office:value-type="float" office:value="151.7" calcext:value-type="float">
            <text:p>151,7</text:p>
          </table:table-cell>
          <table:table-cell table:number-columns-repeated="50"/>
        </table:table-row>
        <table:table-row table:style-name="ro1">
          <table:table-cell/>
          <table:table-cell table:formula="of:=[.B19]" office:value-type="float" office:value="4.225" calcext:value-type="float">
            <text:p>4,22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([.$B$3])^(2)*[.G20]*8)/(1024^(2))" office:value-type="float" office:value="14.95361328125" calcext:value-type="float">
            <text:p>14,95361328125</text:p>
          </table:table-cell>
          <table:table-cell table:formula="of:=([.H20]/([.$E$3]))+[.G20]*[.$D$3]*10^(-6)" office:value-type="float" office:value="0.00273532453609026" calcext:value-type="float">
            <text:p>0,00273532453609026</text:p>
          </table:table-cell>
          <table:table-cell table:formula="of:=(([.$B$3])^3*[.C20])/([.I20]+[.B20])" office:value-type="float" office:value="3894283519.70132" calcext:value-type="float">
            <text:p>3894283519,70132</text:p>
          </table:table-cell>
          <table:table-cell table:formula="of:=[.J20]/(10)^6" office:value-type="float" office:value="3894.28351970132" calcext:value-type="float">
            <text:p>3894,28351970132</text:p>
          </table:table-cell>
          <table:table-cell table:formula="of:=([.$K$8]*[.C20])/[.K20]" office:value-type="float" office:value="0.979322521319455" calcext:value-type="float">
            <text:p>0,979322521319455</text:p>
          </table:table-cell>
          <table:table-cell office:value-type="float" office:value="1980.203245439" calcext:value-type="float">
            <text:p>1980,203245439</text:p>
          </table:table-cell>
          <table:table-cell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/>
          <table:table-cell table:formula="of:=[.B20]" office:value-type="float" office:value="4.225" calcext:value-type="float">
            <text:p>4,22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([.$B$3])^(2)*[.G21]*8)/(1024^(2))" office:value-type="float" office:value="14.95361328125" calcext:value-type="float">
            <text:p>14,95361328125</text:p>
          </table:table-cell>
          <table:table-cell table:formula="of:=([.H21]/([.$E$3]))+[.G21]*[.$D$3]*10^(-6)" office:value-type="float" office:value="0.00273532453609026" calcext:value-type="float">
            <text:p>0,00273532453609026</text:p>
          </table:table-cell>
          <table:table-cell table:formula="of:=(([.$B$3])^3*[.C21])/([.I21]+[.B21])" office:value-type="float" office:value="3894283519.70132" calcext:value-type="float">
            <text:p>3894283519,70132</text:p>
          </table:table-cell>
          <table:table-cell table:formula="of:=[.J21]/(10)^6" office:value-type="float" office:value="3894.28351970132" calcext:value-type="float">
            <text:p>3894,28351970132</text:p>
          </table:table-cell>
          <table:table-cell table:formula="of:=([.$K$8]*[.C21])/[.K21]" office:value-type="float" office:value="0.979322521319455" calcext:value-type="float">
            <text:p>0,979322521319455</text:p>
          </table:table-cell>
          <table:table-cell office:value-type="float" office:value="1975.887775626" calcext:value-type="float">
            <text:p>1975,887775626</text:p>
          </table:table-cell>
          <table:table-cell office:value-type="float" office:value="147.6" calcext:value-type="float">
            <text:p>147,6</text:p>
          </table:table-cell>
          <table:table-cell table:number-columns-repeated="50"/>
        </table:table-row>
        <table:table-row table:style-name="ro1">
          <table:table-cell/>
          <table:table-cell table:formula="of:=[.B21]" office:value-type="float" office:value="4.225" calcext:value-type="float">
            <text:p>4,22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(([.$B$3])^(2)*[.G22]*8)/(1024^(2))" office:value-type="float" office:value="22.430419921875" calcext:value-type="float">
            <text:p>22,430419921875</text:p>
          </table:table-cell>
          <table:table-cell table:formula="of:=([.H22]/([.$E$3]))+[.G22]*[.$D$3]*10^(-6)" office:value-type="float" office:value="0.00410298680413538" calcext:value-type="float">
            <text:p>0,00410298680413538</text:p>
          </table:table-cell>
          <table:table-cell table:formula="of:=(([.$B$3])^3*[.C22])/([.I22]+[.B22])" office:value-type="float" office:value="3893024135.70249" calcext:value-type="float">
            <text:p>3893024135,70249</text:p>
          </table:table-cell>
          <table:table-cell table:formula="of:=[.J22]/(10)^6" office:value-type="float" office:value="3893.02413570249" calcext:value-type="float">
            <text:p>3893,02413570249</text:p>
          </table:table-cell>
          <table:table-cell table:formula="of:=([.$K$8]*[.C22])/[.K22]" office:value-type="float" office:value="0.979639329813327" calcext:value-type="float">
            <text:p>0,979639329813327</text:p>
          </table:table-cell>
          <table:table-cell office:value-type="float" office:value="1949.743819098" calcext:value-type="float">
            <text:p>1949,743819098</text:p>
          </table:table-cell>
          <table:table-cell office:value-type="float" office:value="149.7" calcext:value-type="float">
            <text:p>149,7</text:p>
          </table:table-cell>
          <table:table-cell table:number-columns-repeated="50"/>
        </table:table-row>
        <table:table-row table:style-name="ro1">
          <table:table-cell/>
          <table:table-cell table:formula="of:=[.B22]" office:value-type="float" office:value="4.225" calcext:value-type="float">
            <text:p>4,22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([.$B$3])^(2)*[.G23]*8)/(1024^(2))" office:value-type="float" office:value="14.95361328125" calcext:value-type="float">
            <text:p>14,95361328125</text:p>
          </table:table-cell>
          <table:table-cell table:formula="of:=([.H23]/([.$E$3]))+[.G23]*[.$D$3]*10^(-6)" office:value-type="float" office:value="0.00273532453609026" calcext:value-type="float">
            <text:p>0,00273532453609026</text:p>
          </table:table-cell>
          <table:table-cell table:formula="of:=(([.$B$3])^3*[.C23])/([.I23]+[.B23])" office:value-type="float" office:value="3894283519.70132" calcext:value-type="float">
            <text:p>3894283519,70132</text:p>
          </table:table-cell>
          <table:table-cell table:formula="of:=[.J23]/(10)^6" office:value-type="float" office:value="3894.28351970132" calcext:value-type="float">
            <text:p>3894,28351970132</text:p>
          </table:table-cell>
          <table:table-cell table:formula="of:=([.$K$8]*[.C23])/[.K23]" office:value-type="float" office:value="0.979322521319455" calcext:value-type="float">
            <text:p>0,979322521319455</text:p>
          </table:table-cell>
          <table:table-cell office:value-type="float" office:value="1960.213444962" calcext:value-type="float">
            <text:p>1960,213444962</text:p>
          </table:table-cell>
          <table:table-cell office:value-type="float" office:value="151.1" calcext:value-type="float">
            <text:p>151,1</text:p>
          </table:table-cell>
          <table:table-cell table:number-columns-repeated="50"/>
        </table:table-row>
        <table:table-row table:style-name="ro1">
          <table:table-cell/>
          <table:table-cell table:formula="of:=[.B23]" office:value-type="float" office:value="4.225" calcext:value-type="float">
            <text:p>4,22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(([.$B$3])^(2)*[.G24]*8)/(1024^(2))" office:value-type="float" office:value="22.430419921875" calcext:value-type="float">
            <text:p>22,430419921875</text:p>
          </table:table-cell>
          <table:table-cell table:formula="of:=([.H24]/([.$E$3]))+[.G24]*[.$D$3]*10^(-6)" office:value-type="float" office:value="0.00410298680413538" calcext:value-type="float">
            <text:p>0,00410298680413538</text:p>
          </table:table-cell>
          <table:table-cell table:formula="of:=(([.$B$3])^3*[.C24])/([.I24]+[.B24])" office:value-type="float" office:value="3893024135.70249" calcext:value-type="float">
            <text:p>3893024135,70249</text:p>
          </table:table-cell>
          <table:table-cell table:formula="of:=[.J24]/(10)^6" office:value-type="float" office:value="3893.02413570249" calcext:value-type="float">
            <text:p>3893,02413570249</text:p>
          </table:table-cell>
          <table:table-cell table:formula="of:=([.$K$8]*[.C24])/[.K24]" office:value-type="float" office:value="0.979639329813327" calcext:value-type="float">
            <text:p>0,979639329813327</text:p>
          </table:table-cell>
          <table:table-cell office:value-type="float" office:value="2023.701286239" calcext:value-type="float">
            <text:p>2023,701286239</text:p>
          </table:table-cell>
          <table:table-cell office:value-type="float" office:value="146.8" calcext:value-type="float">
            <text:p>146,8</text:p>
          </table:table-cell>
          <table:table-cell table:number-columns-repeated="5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#np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mlup</text:p>
          </table:table-cell>
          <table:table-cell office:value-type="string" calcext:value-type="string">
            <text:p>elapsed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table:formula="of:=AVERAGE([.L9:.L24])" office:value-type="float" office:value="0.992681557173869" calcext:value-type="float">
            <text:p>0,992681557173869</text:p>
          </table:table-cell>
          <table:table-cell table:number-columns-repeated="52"/>
        </table:table-row>
        <table:table-row table:style-name="ro1">
          <table:table-cell table:number-columns-repeated="2"/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57.802785372" calcext:value-type="float">
            <text:p>1957,802785372</text:p>
          </table:table-cell>
          <table:table-cell office:value-type="float" office:value="151.7" calcext:value-type="float">
            <text:p>151,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80.203245439" calcext:value-type="float">
            <text:p>1980,203245439</text:p>
          </table:table-cell>
          <table:table-cell table:style-name="ce100" office:value-type="float" office:value="150" calcext:value-type="float">
            <text:p>150,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75.887775626" calcext:value-type="float">
            <text:p>1975,887775626</text:p>
          </table:table-cell>
          <table:table-cell office:value-type="float" office:value="147.6" calcext:value-type="float">
            <text:p>147,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49.743819098" calcext:value-type="float">
            <text:p>1949,743819098</text:p>
          </table:table-cell>
          <table:table-cell office:value-type="float" office:value="149.7" calcext:value-type="float">
            <text:p>149,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60.213444962" calcext:value-type="float">
            <text:p>1960,213444962</text:p>
          </table:table-cell>
          <table:table-cell office:value-type="float" office:value="151.1" calcext:value-type="float">
            <text:p>151,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3.701286239" calcext:value-type="float">
            <text:p>2023,701286239</text:p>
          </table:table-cell>
          <table:table-cell office:value-type="float" office:value="146.8" calcext:value-type="float">
            <text:p>146,8</text:p>
          </table:table-cell>
          <table:table-cell table:number-columns-repeated="56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gpu_core" table:base-cell-address="$THIN_core.$A$1" table:cell-range-address="$GPU_soc.$C$27:.$H$32"/>
        </table:named-expressions>
      </table:table>
      <table:table table:name="GPU_core" table:style-name="ta5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number-columns-repeated="3"/>
          <table:table-cell office:value-type="string" calcext:value-type="string">
            <text:p>PINGPING on GPU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at_core [us]</text:p>
          </table:table-cell>
          <table:table-cell office:value-type="string" calcext:value-type="string">
            <text:p>B_core[MB/s]</text:p>
          </table:table-cell>
          <table:table-cell table:number-columns-repeated="59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0.279" calcext:value-type="float">
            <text:p>0,279</text:p>
          </table:table-cell>
          <table:table-cell table:style-name="ce101" office:value-type="float" office:value="6300.328" calcext:value-type="float">
            <text:p>6300,328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string" calcext:value-type="string">
            <text:p>BY COR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s(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k'</text:p>
          </table:table-cell>
          <table:table-cell office:value-type="string" calcext:value-type="string">
            <text:p>C(L,N) [MB]</text:p>
          </table:table-cell>
          <table:table-cell office:value-type="string" calcext:value-type="string">
            <text:p>Tc(L,N)</text:p>
          </table:table-cell>
          <table:table-cell office:value-type="string" calcext:value-type="string">
            <text:p>P(L,N)[LUPs] </text:p>
          </table:table-cell>
          <table:table-cell office:value-type="string" calcext:value-type="string">
            <text:p>P(L,N)[MLUPs] </text:p>
          </table:table-cell>
          <table:table-cell office:value-type="string" calcext:value-type="string">
            <text:p>P(1)*N/P(L,N) </text:p>
          </table:table-cell>
          <table:table-cell office:value-type="string" calcext:value-type="string">
            <text:p>data[MLUPs] </text:p>
          </table:table-cell>
          <table:table-cell office:value-type="string" calcext:value-type="string">
            <text:p>elapsed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.317" calcext:value-type="float">
            <text:p>4,3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[.$B$3])^3*[.C8])/([.I8]+[.B8])" office:value-type="float" office:value="79453324.0676396" calcext:value-type="float">
            <text:p>79453324,0676396</text:p>
          </table:table-cell>
          <table:table-cell table:formula="of:=[.J8]/(1000)^2" office:value-type="float" office:value="79.4533240676396" calcext:value-type="float">
            <text:p>79,4533240676396</text:p>
          </table:table-cell>
          <table:table-cell table:formula="of:=([.$K$8]*[.C8])/[.K8]" office:value-type="float" office:value="1" calcext:value-type="float">
            <text:p>1</text:p>
          </table:table-cell>
          <table:table-cell office:value-type="float" office:value="112.19412342" calcext:value-type="float">
            <text:p>112,19412342</text:p>
          </table:table-cell>
          <table:table-cell office:value-type="float" office:value="54.26" calcext:value-type="float">
            <text:p>54,26</text:p>
          </table:table-cell>
          <table:table-cell table:number-columns-repeated="50"/>
        </table:table-row>
        <table:table-row table:style-name="ro1">
          <table:table-cell/>
          <table:table-cell table:formula="of:=[.B8]" office:value-type="float" office:value="4.317" calcext:value-type="float">
            <text:p>4,31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([.$B$3])^(2)*[.G9]*8)/(1024^(2))" office:value-type="float" office:value="7.476806640625" calcext:value-type="float">
            <text:p>7,476806640625</text:p>
          </table:table-cell>
          <table:table-cell table:formula="of:=([.H9]/([.$E$3]))+[.G9]*[.$D$3]*10^(-6)" office:value-type="float" office:value="0.00118729091940118" calcext:value-type="float">
            <text:p>0,00118729091940118</text:p>
          </table:table-cell>
          <table:table-cell table:formula="of:=(([.$B$3])^3*[.C9])/([.I9]+[.B9])" office:value-type="float" office:value="953177739.338779" calcext:value-type="float">
            <text:p>953177739,338779</text:p>
          </table:table-cell>
          <table:table-cell table:formula="of:=[.J9]/(10)^6" office:value-type="float" office:value="953.177739338779" calcext:value-type="float">
            <text:p>953,177739338779</text:p>
          </table:table-cell>
          <table:table-cell table:formula="of:=([.$K$8]*[.C9])/[.K9]" office:value-type="float" office:value="1.00027502685184" calcext:value-type="float">
            <text:p>1,00027502685184</text:p>
          </table:table-cell>
          <table:table-cell office:value-type="float" office:value="1334.309647724" calcext:value-type="float">
            <text:p>1334,309647724</text:p>
          </table:table-cell>
          <table:table-cell office:value-type="float" office:value="54.8" calcext:value-type="float">
            <text:p>54,8</text:p>
          </table:table-cell>
          <table:table-cell table:number-columns-repeated="50"/>
        </table:table-row>
        <table:table-row table:style-name="ro1">
          <table:table-cell/>
          <table:table-cell table:formula="of:=[.B9]" office:value-type="float" office:value="4.317" calcext:value-type="float">
            <text:p>4,3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([.$B$3])^(2)*[.G10]*8)/(1024^(2))" office:value-type="float" office:value="14.95361328125" calcext:value-type="float">
            <text:p>14,95361328125</text:p>
          </table:table-cell>
          <table:table-cell table:formula="of:=([.H10]/([.$E$3]))+[.G10]*[.$D$3]*10^(-6)" office:value-type="float" office:value="0.00237458183880236" calcext:value-type="float">
            <text:p>0,00237458183880236</text:p>
          </table:table-cell>
          <table:table-cell table:formula="of:=(([.$B$3])^3*[.C10])/([.I10]+[.B10])" office:value-type="float" office:value="952915733.982899" calcext:value-type="float">
            <text:p>952915733,982899</text:p>
          </table:table-cell>
          <table:table-cell table:formula="of:=[.J10]/(10)^6" office:value-type="float" office:value="952.915733982899" calcext:value-type="float">
            <text:p>952,915733982899</text:p>
          </table:table-cell>
          <table:table-cell table:formula="of:=([.$K$8]*[.C10])/[.K10]" office:value-type="float" office:value="1.00055005370368" calcext:value-type="float">
            <text:p>1,00055005370368</text:p>
          </table:table-cell>
          <table:table-cell office:value-type="float" office:value="1334.824422174" calcext:value-type="float">
            <text:p>1334,824422174</text:p>
          </table:table-cell>
          <table:table-cell office:value-type="float" office:value="54.75" calcext:value-type="float">
            <text:p>54,75</text:p>
          </table:table-cell>
          <table:table-cell table:number-columns-repeated="50"/>
        </table:table-row>
        <table:table-row table:style-name="ro1">
          <table:table-cell/>
          <table:table-cell table:formula="of:=[.B10]" office:value-type="float" office:value="4.317" calcext:value-type="float">
            <text:p>4,31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(([.$B$3])^(2)*[.G11]*8)/(1024^(2))" office:value-type="float" office:value="22.430419921875" calcext:value-type="float">
            <text:p>22,430419921875</text:p>
          </table:table-cell>
          <table:table-cell table:formula="of:=([.H11]/([.$E$3]))+[.G11]*[.$D$3]*10^(-6)" office:value-type="float" office:value="0.00356187275820354" calcext:value-type="float">
            <text:p>0,00356187275820354</text:p>
          </table:table-cell>
          <table:table-cell table:formula="of:=(([.$B$3])^3*[.C11])/([.I11]+[.B11])" office:value-type="float" office:value="952653872.625226" calcext:value-type="float">
            <text:p>952653872,625226</text:p>
          </table:table-cell>
          <table:table-cell table:formula="of:=[.J11]/(10)^6" office:value-type="float" office:value="952.653872625226" calcext:value-type="float">
            <text:p>952,653872625226</text:p>
          </table:table-cell>
          <table:table-cell table:formula="of:=([.$K$8]*[.C11])/[.K11]" office:value-type="float" office:value="1.00082508055553" calcext:value-type="float">
            <text:p>1,00082508055553</text:p>
          </table:table-cell>
          <table:table-cell office:value-type="float" office:value="1342.339289854" calcext:value-type="float">
            <text:p>1342,339289854</text:p>
          </table:table-cell>
          <table:table-cell office:value-type="float" office:value="54.57" calcext:value-type="float">
            <text:p>54,57</text:p>
          </table:table-cell>
          <table:table-cell table:number-columns-repeated="50"/>
        </table:table-row>
        <table:table-row table:style-name="ro1">
          <table:table-cell/>
          <table:table-cell table:formula="of:=[.B11]" office:value-type="float" office:value="4.317" calcext:value-type="float">
            <text:p>4,3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([.$B$3])^(2)*[.G12]*8)/(1024^(2))" office:value-type="float" office:value="14.95361328125" calcext:value-type="float">
            <text:p>14,95361328125</text:p>
          </table:table-cell>
          <table:table-cell table:formula="of:=([.H12]/([.$E$3]))+[.G12]*[.$D$3]*10^(-6)" office:value-type="float" office:value="0.00237458183880236" calcext:value-type="float">
            <text:p>0,00237458183880236</text:p>
          </table:table-cell>
          <table:table-cell table:formula="of:=(([.$B$3])^3*[.C12])/([.I12]+[.B12])" office:value-type="float" office:value="952915733.982899" calcext:value-type="float">
            <text:p>952915733,982899</text:p>
          </table:table-cell>
          <table:table-cell table:formula="of:=[.J12]/(10)^6" office:value-type="float" office:value="952.915733982899" calcext:value-type="float">
            <text:p>952,915733982899</text:p>
          </table:table-cell>
          <table:table-cell table:formula="of:=([.$K$8]*[.C12])/[.K12]" office:value-type="float" office:value="1.00055005370368" calcext:value-type="float">
            <text:p>1,00055005370368</text:p>
          </table:table-cell>
          <table:table-cell office:value-type="float" office:value="1341.98425921099" calcext:value-type="float">
            <text:p>1341,98425921099</text:p>
          </table:table-cell>
          <table:table-cell office:value-type="float" office:value="54.58" calcext:value-type="float">
            <text:p>54,58</text:p>
          </table:table-cell>
          <table:table-cell table:number-columns-repeated="50"/>
        </table:table-row>
        <table:table-row table:style-name="ro1">
          <table:table-cell/>
          <table:table-cell table:formula="of:=[.B12]" office:value-type="float" office:value="4.317" calcext:value-type="float">
            <text:p>4,317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([.$B$3])^(2)*[.G13]*8)/(1024^(2))" office:value-type="float" office:value="7.476806640625" calcext:value-type="float">
            <text:p>7,476806640625</text:p>
          </table:table-cell>
          <table:table-cell table:formula="of:=([.H13]/([.$E$3]))+[.G13]*[.$D$3]*10^(-6)" office:value-type="float" office:value="0.00118729091940118" calcext:value-type="float">
            <text:p>0,00118729091940118</text:p>
          </table:table-cell>
          <table:table-cell table:formula="of:=(([.$B$3])^3*[.C13])/([.I13]+[.B13])" office:value-type="float" office:value="1906355478.67756" calcext:value-type="float">
            <text:p>1906355478,67756</text:p>
          </table:table-cell>
          <table:table-cell table:formula="of:=[.J13]/(10)^6" office:value-type="float" office:value="1906.35547867756" calcext:value-type="float">
            <text:p>1906,35547867756</text:p>
          </table:table-cell>
          <table:table-cell table:formula="of:=([.$K$8]*[.C13])/[.K13]" office:value-type="float" office:value="1.00027502685184" calcext:value-type="float">
            <text:p>1,00027502685184</text:p>
          </table:table-cell>
          <table:table-cell office:value-type="float" office:value="2680.570156498" calcext:value-type="float">
            <text:p>2680,570156498</text:p>
          </table:table-cell>
          <table:table-cell office:value-type="float" office:value="54.8" calcext:value-type="float">
            <text:p>54,8</text:p>
          </table:table-cell>
          <table:table-cell table:number-columns-repeated="50"/>
        </table:table-row>
        <table:table-row table:style-name="ro1">
          <table:table-cell/>
          <table:table-cell table:formula="of:=[.B13]" office:value-type="float" office:value="4.317" calcext:value-type="float">
            <text:p>4,31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([.$B$3])^(2)*[.G14]*8)/(1024^(2))" office:value-type="float" office:value="14.95361328125" calcext:value-type="float">
            <text:p>14,95361328125</text:p>
          </table:table-cell>
          <table:table-cell table:formula="of:=([.H14]/([.$E$3]))+[.G14]*[.$D$3]*10^(-6)" office:value-type="float" office:value="0.00237458183880236" calcext:value-type="float">
            <text:p>0,00237458183880236</text:p>
          </table:table-cell>
          <table:table-cell table:formula="of:=(([.$B$3])^3*[.C14])/([.I14]+[.B14])" office:value-type="float" office:value="1905831467.9658" calcext:value-type="float">
            <text:p>1905831467,9658</text:p>
          </table:table-cell>
          <table:table-cell table:formula="of:=[.J14]/(10)^6" office:value-type="float" office:value="1905.8314679658" calcext:value-type="float">
            <text:p>1905,8314679658</text:p>
          </table:table-cell>
          <table:table-cell table:formula="of:=([.$K$8]*[.C14])/[.K14]" office:value-type="float" office:value="1.00055005370368" calcext:value-type="float">
            <text:p>1,00055005370368</text:p>
          </table:table-cell>
          <table:table-cell office:value-type="float" office:value="2683.971787178" calcext:value-type="float">
            <text:p>2683,971787178</text:p>
          </table:table-cell>
          <table:table-cell office:value-type="float" office:value="54.75" calcext:value-type="float">
            <text:p>54,75</text:p>
          </table:table-cell>
          <table:table-cell table:number-columns-repeated="50"/>
        </table:table-row>
        <table:table-row table:style-name="ro1">
          <table:table-cell/>
          <table:table-cell table:formula="of:=[.B14]" office:value-type="float" office:value="4.317" calcext:value-type="float">
            <text:p>4,31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([.$B$3])^(2)*[.G15]*8)/(1024^(2))" office:value-type="float" office:value="14.95361328125" calcext:value-type="float">
            <text:p>14,95361328125</text:p>
          </table:table-cell>
          <table:table-cell table:formula="of:=([.H15]/([.$E$3]))+[.G15]*[.$D$3]*10^(-6)" office:value-type="float" office:value="0.00237458183880236" calcext:value-type="float">
            <text:p>0,00237458183880236</text:p>
          </table:table-cell>
          <table:table-cell table:formula="of:=(([.$B$3])^3*[.C15])/([.I15]+[.B15])" office:value-type="float" office:value="1905831467.9658" calcext:value-type="float">
            <text:p>1905831467,9658</text:p>
          </table:table-cell>
          <table:table-cell table:formula="of:=[.J15]/(10)^6" office:value-type="float" office:value="1905.8314679658" calcext:value-type="float">
            <text:p>1905,8314679658</text:p>
          </table:table-cell>
          <table:table-cell table:formula="of:=([.$K$8]*[.C15])/[.K15]" office:value-type="float" office:value="1.00055005370368" calcext:value-type="float">
            <text:p>1,00055005370368</text:p>
          </table:table-cell>
          <table:table-cell office:value-type="float" office:value="2678.966197693" calcext:value-type="float">
            <text:p>2678,966197693</text:p>
          </table:table-cell>
          <table:table-cell office:value-type="float" office:value="54.78" calcext:value-type="float">
            <text:p>54,78</text:p>
          </table:table-cell>
          <table:table-cell table:number-columns-repeated="50"/>
        </table:table-row>
        <table:table-row table:style-name="ro1">
          <table:table-cell/>
          <table:table-cell table:formula="of:=[.B15]" office:value-type="float" office:value="4.317" calcext:value-type="float">
            <text:p>4,31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([.$B$3])^(2)*[.G16]*8)/(1024^(2))" office:value-type="float" office:value="14.95361328125" calcext:value-type="float">
            <text:p>14,95361328125</text:p>
          </table:table-cell>
          <table:table-cell table:formula="of:=([.H16]/([.$E$3]))+[.G16]*[.$D$3]*10^(-6)" office:value-type="float" office:value="0.00237458183880236" calcext:value-type="float">
            <text:p>0,00237458183880236</text:p>
          </table:table-cell>
          <table:table-cell table:formula="of:=(([.$B$3])^3*[.C16])/([.I16]+[.B16])" office:value-type="float" office:value="1905831467.9658" calcext:value-type="float">
            <text:p>1905831467,9658</text:p>
          </table:table-cell>
          <table:table-cell table:formula="of:=[.J16]/(10)^6" office:value-type="float" office:value="1905.8314679658" calcext:value-type="float">
            <text:p>1905,8314679658</text:p>
          </table:table-cell>
          <table:table-cell table:formula="of:=([.$K$8]*[.C16])/[.K16]" office:value-type="float" office:value="1.00055005370368" calcext:value-type="float">
            <text:p>1,00055005370368</text:p>
          </table:table-cell>
          <table:table-cell office:value-type="float" office:value="2676.79285842" calcext:value-type="float">
            <text:p>2676,79285842</text:p>
          </table:table-cell>
          <table:table-cell office:value-type="float" office:value="54.79" calcext:value-type="float">
            <text:p>54,79</text:p>
          </table:table-cell>
          <table:table-cell table:number-columns-repeated="50"/>
        </table:table-row>
        <table:table-row table:style-name="ro1">
          <table:table-cell/>
          <table:table-cell table:formula="of:=[.B16]" office:value-type="float" office:value="4.317" calcext:value-type="float">
            <text:p>4,31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(([.$B$3])^(2)*[.G17]*8)/(1024^(2))" office:value-type="float" office:value="22.430419921875" calcext:value-type="float">
            <text:p>22,430419921875</text:p>
          </table:table-cell>
          <table:table-cell table:formula="of:=([.H17]/([.$E$3]))+[.G17]*[.$D$3]*10^(-6)" office:value-type="float" office:value="0.00356187275820354" calcext:value-type="float">
            <text:p>0,00356187275820354</text:p>
          </table:table-cell>
          <table:table-cell table:formula="of:=(([.$B$3])^3*[.C17])/([.I17]+[.B17])" office:value-type="float" office:value="1905307745.25045" calcext:value-type="float">
            <text:p>1905307745,25045</text:p>
          </table:table-cell>
          <table:table-cell table:formula="of:=[.J17]/(10)^6" office:value-type="float" office:value="1905.30774525045" calcext:value-type="float">
            <text:p>1905,30774525045</text:p>
          </table:table-cell>
          <table:table-cell table:formula="of:=([.$K$8]*[.C17])/[.K17]" office:value-type="float" office:value="1.00082508055553" calcext:value-type="float">
            <text:p>1,00082508055553</text:p>
          </table:table-cell>
          <table:table-cell office:value-type="float" office:value="2681.906202337" calcext:value-type="float">
            <text:p>2681,906202337</text:p>
          </table:table-cell>
          <table:table-cell office:value-type="float" office:value="54.82" calcext:value-type="float">
            <text:p>54,82</text:p>
          </table:table-cell>
          <table:table-cell table:number-columns-repeated="50"/>
        </table:table-row>
        <table:table-row table:style-name="ro1">
          <table:table-cell/>
          <table:table-cell table:formula="of:=[.B17]" office:value-type="float" office:value="4.317" calcext:value-type="float">
            <text:p>4,31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(([.$B$3])^(2)*[.G18]*8)/(1024^(2))" office:value-type="float" office:value="22.430419921875" calcext:value-type="float">
            <text:p>22,430419921875</text:p>
          </table:table-cell>
          <table:table-cell table:formula="of:=([.H18]/([.$E$3]))+[.G18]*[.$D$3]*10^(-6)" office:value-type="float" office:value="0.00356187275820354" calcext:value-type="float">
            <text:p>0,00356187275820354</text:p>
          </table:table-cell>
          <table:table-cell table:formula="of:=(([.$B$3])^3*[.C18])/([.I18]+[.B18])" office:value-type="float" office:value="1905307745.25045" calcext:value-type="float">
            <text:p>1905307745,25045</text:p>
          </table:table-cell>
          <table:table-cell table:formula="of:=[.J18]/(10)^6" office:value-type="float" office:value="1905.30774525045" calcext:value-type="float">
            <text:p>1905,30774525045</text:p>
          </table:table-cell>
          <table:table-cell table:formula="of:=([.$K$8]*[.C18])/[.K18]" office:value-type="float" office:value="1.00082508055553" calcext:value-type="float">
            <text:p>1,00082508055553</text:p>
          </table:table-cell>
          <table:table-cell office:value-type="float" office:value="2674.085758312" calcext:value-type="float">
            <text:p>2674,085758312</text:p>
          </table:table-cell>
          <table:table-cell office:value-type="float" office:value="54.85" calcext:value-type="float">
            <text:p>54,85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.225" calcext:value-type="float">
            <text:p>4,22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([.$B$3])^(2)*[.G19]*8)/(1024^(2))" office:value-type="float" office:value="7.476806640625" calcext:value-type="float">
            <text:p>7,476806640625</text:p>
          </table:table-cell>
          <table:table-cell table:formula="of:=([.H19]/([.$E$3]))+[.G19]*[.$D$3]*10^(-6)" office:value-type="float" office:value="0.00118729091940118" calcext:value-type="float">
            <text:p>0,00118729091940118</text:p>
          </table:table-cell>
          <table:table-cell table:formula="of:=(([.$B$3])^3*[.C19])/([.I19]+[.B19])" office:value-type="float" office:value="3895709978.44212" calcext:value-type="float">
            <text:p>3895709978,44212</text:p>
          </table:table-cell>
          <table:table-cell table:formula="of:=[.J19]/(10)^6" office:value-type="float" office:value="3895.70997844212" calcext:value-type="float">
            <text:p>3895,70997844212</text:p>
          </table:table-cell>
          <table:table-cell table:formula="of:=([.$K$8]*[.C19])/[.K19]" office:value-type="float" office:value="0.978963931183553" calcext:value-type="float">
            <text:p>0,978963931183553</text:p>
          </table:table-cell>
          <table:table-cell office:value-type="float" office:value="5260.937917648" calcext:value-type="float">
            <text:p>5260,937917648</text:p>
          </table:table-cell>
          <table:table-cell office:value-type="float" office:value="56.39" calcext:value-type="float">
            <text:p>56,39</text:p>
          </table:table-cell>
          <table:table-cell table:number-columns-repeated="50"/>
        </table:table-row>
        <table:table-row table:style-name="ro1">
          <table:table-cell/>
          <table:table-cell table:formula="of:=[.B19]" office:value-type="float" office:value="4.225" calcext:value-type="float">
            <text:p>4,22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([.$B$3])^(2)*[.G20]*8)/(1024^(2))" office:value-type="float" office:value="14.95361328125" calcext:value-type="float">
            <text:p>14,95361328125</text:p>
          </table:table-cell>
          <table:table-cell table:formula="of:=([.H20]/([.$E$3]))+[.G20]*[.$D$3]*10^(-6)" office:value-type="float" office:value="0.00237458183880236" calcext:value-type="float">
            <text:p>0,00237458183880236</text:p>
          </table:table-cell>
          <table:table-cell table:formula="of:=(([.$B$3])^3*[.C20])/([.I20]+[.B20])" office:value-type="float" office:value="3894615838.09745" calcext:value-type="float">
            <text:p>3894615838,09745</text:p>
          </table:table-cell>
          <table:table-cell table:formula="of:=[.J20]/(10)^6" office:value-type="float" office:value="3894.61583809745" calcext:value-type="float">
            <text:p>3894,61583809745</text:p>
          </table:table-cell>
          <table:table-cell table:formula="of:=([.$K$8]*[.C20])/[.K20]" office:value-type="float" office:value="0.979238958035395" calcext:value-type="float">
            <text:p>0,979238958035395</text:p>
          </table:table-cell>
          <table:table-cell office:value-type="float" office:value="5247.754482142" calcext:value-type="float">
            <text:p>5247,754482142</text:p>
          </table:table-cell>
          <table:table-cell office:value-type="float" office:value="56.51" calcext:value-type="float">
            <text:p>56,51</text:p>
          </table:table-cell>
          <table:table-cell table:number-columns-repeated="50"/>
        </table:table-row>
        <table:table-row table:style-name="ro1">
          <table:table-cell/>
          <table:table-cell table:formula="of:=[.B20]" office:value-type="float" office:value="4.225" calcext:value-type="float">
            <text:p>4,22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([.$B$3])^(2)*[.G21]*8)/(1024^(2))" office:value-type="float" office:value="14.95361328125" calcext:value-type="float">
            <text:p>14,95361328125</text:p>
          </table:table-cell>
          <table:table-cell table:formula="of:=([.H21]/([.$E$3]))+[.G21]*[.$D$3]*10^(-6)" office:value-type="float" office:value="0.00237458183880236" calcext:value-type="float">
            <text:p>0,00237458183880236</text:p>
          </table:table-cell>
          <table:table-cell table:formula="of:=(([.$B$3])^3*[.C21])/([.I21]+[.B21])" office:value-type="float" office:value="3894615838.09745" calcext:value-type="float">
            <text:p>3894615838,09745</text:p>
          </table:table-cell>
          <table:table-cell table:formula="of:=[.J21]/(10)^6" office:value-type="float" office:value="3894.61583809745" calcext:value-type="float">
            <text:p>3894,61583809745</text:p>
          </table:table-cell>
          <table:table-cell table:formula="of:=([.$K$8]*[.C21])/[.K21]" office:value-type="float" office:value="0.979238958035395" calcext:value-type="float">
            <text:p>0,979238958035395</text:p>
          </table:table-cell>
          <table:table-cell office:value-type="float" office:value="5249.958724043" calcext:value-type="float">
            <text:p>5249,958724043</text:p>
          </table:table-cell>
          <table:table-cell office:value-type="float" office:value="56.58" calcext:value-type="float">
            <text:p>56,58</text:p>
          </table:table-cell>
          <table:table-cell table:number-columns-repeated="50"/>
        </table:table-row>
        <table:table-row table:style-name="ro1">
          <table:table-cell/>
          <table:table-cell table:formula="of:=[.B21]" office:value-type="float" office:value="4.225" calcext:value-type="float">
            <text:p>4,22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(([.$B$3])^(2)*[.G22]*8)/(1024^(2))" office:value-type="float" office:value="22.430419921875" calcext:value-type="float">
            <text:p>22,430419921875</text:p>
          </table:table-cell>
          <table:table-cell table:formula="of:=([.H22]/([.$E$3]))+[.G22]*[.$D$3]*10^(-6)" office:value-type="float" office:value="0.00356187275820354" calcext:value-type="float">
            <text:p>0,00356187275820354</text:p>
          </table:table-cell>
          <table:table-cell table:formula="of:=(([.$B$3])^3*[.C22])/([.I22]+[.B22])" office:value-type="float" office:value="3893522312.17581" calcext:value-type="float">
            <text:p>3893522312,17581</text:p>
          </table:table-cell>
          <table:table-cell table:formula="of:=[.J22]/(10)^6" office:value-type="float" office:value="3893.52231217581" calcext:value-type="float">
            <text:p>3893,52231217581</text:p>
          </table:table-cell>
          <table:table-cell table:formula="of:=([.$K$8]*[.C22])/[.K22]" office:value-type="float" office:value="0.979513984887237" calcext:value-type="float">
            <text:p>0,979513984887237</text:p>
          </table:table-cell>
          <table:table-cell office:value-type="float" office:value="5215.275131247" calcext:value-type="float">
            <text:p>5215,275131247</text:p>
          </table:table-cell>
          <table:table-cell office:value-type="float" office:value="56.73" calcext:value-type="float">
            <text:p>56,73</text:p>
          </table:table-cell>
          <table:table-cell table:number-columns-repeated="50"/>
        </table:table-row>
        <table:table-row table:style-name="ro1">
          <table:table-cell/>
          <table:table-cell table:formula="of:=[.B22]" office:value-type="float" office:value="4.225" calcext:value-type="float">
            <text:p>4,22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([.$B$3])^(2)*[.G23]*8)/(1024^(2))" office:value-type="float" office:value="14.95361328125" calcext:value-type="float">
            <text:p>14,95361328125</text:p>
          </table:table-cell>
          <table:table-cell table:formula="of:=([.H23]/([.$E$3]))+[.G23]*[.$D$3]*10^(-6)" office:value-type="float" office:value="0.00237458183880236" calcext:value-type="float">
            <text:p>0,00237458183880236</text:p>
          </table:table-cell>
          <table:table-cell table:formula="of:=(([.$B$3])^3*[.C23])/([.I23]+[.B23])" office:value-type="float" office:value="3894615838.09745" calcext:value-type="float">
            <text:p>3894615838,09745</text:p>
          </table:table-cell>
          <table:table-cell table:formula="of:=[.J23]/(10)^6" office:value-type="float" office:value="3894.61583809745" calcext:value-type="float">
            <text:p>3894,61583809745</text:p>
          </table:table-cell>
          <table:table-cell table:formula="of:=([.$K$8]*[.C23])/[.K23]" office:value-type="float" office:value="0.979238958035395" calcext:value-type="float">
            <text:p>0,979238958035395</text:p>
          </table:table-cell>
          <table:table-cell office:value-type="float" office:value="5222.119960204" calcext:value-type="float">
            <text:p>5222,119960204</text:p>
          </table:table-cell>
          <table:table-cell office:value-type="float" office:value="56.67" calcext:value-type="float">
            <text:p>56,67</text:p>
          </table:table-cell>
          <table:table-cell table:number-columns-repeated="50"/>
        </table:table-row>
        <table:table-row table:style-name="ro1">
          <table:table-cell/>
          <table:table-cell table:formula="of:=[.B23]" office:value-type="float" office:value="4.225" calcext:value-type="float">
            <text:p>4,22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(([.$B$3])^(2)*[.G24]*8)/(1024^(2))" office:value-type="float" office:value="22.430419921875" calcext:value-type="float">
            <text:p>22,430419921875</text:p>
          </table:table-cell>
          <table:table-cell table:formula="of:=([.H24]/([.$E$3]))+[.G24]*[.$D$3]*10^(-6)" office:value-type="float" office:value="0.00356187275820354" calcext:value-type="float">
            <text:p>0,00356187275820354</text:p>
          </table:table-cell>
          <table:table-cell table:formula="of:=(([.$B$3])^3*[.C24])/([.I24]+[.B24])" office:value-type="float" office:value="3893522312.17581" calcext:value-type="float">
            <text:p>3893522312,17581</text:p>
          </table:table-cell>
          <table:table-cell table:formula="of:=[.J24]/(10)^6" office:value-type="float" office:value="3893.52231217581" calcext:value-type="float">
            <text:p>3893,52231217581</text:p>
          </table:table-cell>
          <table:table-cell table:formula="of:=([.$K$8]*[.C24])/[.K24]" office:value-type="float" office:value="0.979513984887237" calcext:value-type="float">
            <text:p>0,979513984887237</text:p>
          </table:table-cell>
          <table:table-cell office:value-type="float" office:value="5244.173203355" calcext:value-type="float">
            <text:p>5244,173203355</text:p>
          </table:table-cell>
          <table:table-cell office:value-type="float" office:value="56.52" calcext:value-type="float">
            <text:p>56,52</text:p>
          </table:table-cell>
          <table:table-cell table:number-columns-repeated="5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office:value-type="string" calcext:value-type="string">
            <text:p>media</text:p>
          </table:table-cell>
          <table:table-cell table:formula="of:=AVERAGE([.L8:.L24])" office:value-type="float" office:value="0.993028490526641" calcext:value-type="float">
            <text:p>0,993028490526641</text:p>
          </table:table-cell>
          <table:table-cell table:number-columns-repeated="52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3" number:min-decimal-places="3" number:min-integer-digits="1" number:grouping="true"/>
    </number:number-style>
    <number:number-style style:name="N144">
      <number:number number:decimal-places="3" number:min-decimal-places="3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6">
      <number:number number:decimal-places="5" number:min-decimal-places="5" number:min-integer-digits="1"/>
    </number:number-style>
    <number:number-style style:name="N147">
      <number:number number:decimal-places="7" number:min-decimal-places="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18:51:57.899352719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HIN_5f_node" style:display-name="PageStyle_THIN_nod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PU_5f_soc" style:display-name="PageStyle_GPU_so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HIN_5f_soc" style:display-name="PageStyle_THIN_so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HIN_5f_core" style:display-name="PageStyle_THIN_cor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PU_5f_core" style:display-name="PageStyle_GPU_co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1-12-09T14:50:35</meta:creation-date>
    <dc:date>2021-12-26T19:07:39.061229850</dc:date>
    <meta:generator>LibreOffice/7.2.3.2$Linux_X86_64 LibreOffice_project/20$Build-2</meta:generator>
    <meta:editing-duration>PT16M27S</meta:editing-duration>
    <meta:editing-cycles>3</meta:editing-cycles>
    <meta:document-statistic meta:table-count="5" meta:cell-count="1301" meta:object-count="0"/>
    <meta:user-defined meta:name="AppVersion">16.0300</meta:user-defined>
  </office:meta>
</office:document-meta>
</file>